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 key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4303">
            <text:p>0.000034303</text:p>
          </table:table-cell>
          <table:table-cell office:value-type="float" office:value="0.000014152">
            <text:p>0.000014152</text:p>
          </table:table-cell>
          <table:table-cell office:value-type="float" office:value="0.000030947">
            <text:p>0.000030947</text:p>
          </table:table-cell>
          <table:table-cell office:value-type="float" office:value="0.000040313">
            <text:p>0.0000403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537">
            <text:p>0.000026537</text:p>
          </table:table-cell>
          <table:table-cell office:value-type="float" office:value="0.000011615">
            <text:p>0.000011615</text:p>
          </table:table-cell>
          <table:table-cell office:value-type="float" office:value="0.000028099">
            <text:p>0.000028099</text:p>
          </table:table-cell>
          <table:table-cell office:value-type="float" office:value="0.000036697">
            <text:p>0.0000366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166">
            <text:p>0.000026166</text:p>
          </table:table-cell>
          <table:table-cell office:value-type="float" office:value="0.000011076">
            <text:p>0.000011076</text:p>
          </table:table-cell>
          <table:table-cell office:value-type="float" office:value="0.000026781">
            <text:p>0.000026781</text:p>
          </table:table-cell>
          <table:table-cell office:value-type="float" office:value="0.000034437">
            <text:p>0.0000344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876">
            <text:p>0.000025876</text:p>
          </table:table-cell>
          <table:table-cell office:value-type="float" office:value="0.000010235">
            <text:p>0.000010235</text:p>
          </table:table-cell>
          <table:table-cell office:value-type="float" office:value="0.000025859">
            <text:p>0.000025859</text:p>
          </table:table-cell>
          <table:table-cell office:value-type="float" office:value="0.000032878">
            <text:p>0.0000328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358">
            <text:p>0.000025358</text:p>
          </table:table-cell>
          <table:table-cell office:value-type="float" office:value="0.000009593">
            <text:p>0.000009593</text:p>
          </table:table-cell>
          <table:table-cell office:value-type="float" office:value="0.000025725">
            <text:p>0.000025725</text:p>
          </table:table-cell>
          <table:table-cell office:value-type="float" office:value="0.000032183">
            <text:p>0.00003218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475">
            <text:p>0.000025475</text:p>
          </table:table-cell>
          <table:table-cell office:value-type="float" office:value="0.000009757">
            <text:p>0.000009757</text:p>
          </table:table-cell>
          <table:table-cell office:value-type="float" office:value="0.000025202">
            <text:p>0.000025202</text:p>
          </table:table-cell>
          <table:table-cell office:value-type="float" office:value="0.000032694">
            <text:p>0.0000326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846">
            <text:p>0.000025846</text:p>
          </table:table-cell>
          <table:table-cell office:value-type="float" office:value="0.000009153">
            <text:p>0.000009153</text:p>
          </table:table-cell>
          <table:table-cell office:value-type="float" office:value="0.000025111">
            <text:p>0.000025111</text:p>
          </table:table-cell>
          <table:table-cell office:value-type="float" office:value="0.000031829">
            <text:p>0.0000318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788">
            <text:p>0.000025788</text:p>
          </table:table-cell>
          <table:table-cell office:value-type="float" office:value="0.00000927">
            <text:p>0.00000927</text:p>
          </table:table-cell>
          <table:table-cell office:value-type="float" office:value="0.000024818">
            <text:p>0.000024818</text:p>
          </table:table-cell>
          <table:table-cell office:value-type="float" office:value="0.000031599">
            <text:p>0.0000315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679">
            <text:p>0.000025679</text:p>
          </table:table-cell>
          <table:table-cell office:value-type="float" office:value="0.0000094">
            <text:p>0.0000094</text:p>
          </table:table-cell>
          <table:table-cell office:value-type="float" office:value="0.000025117">
            <text:p>0.000025117</text:p>
          </table:table-cell>
          <table:table-cell office:value-type="float" office:value="0.000031205">
            <text:p>0.0000312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504">
            <text:p>0.000025504</text:p>
          </table:table-cell>
          <table:table-cell office:value-type="float" office:value="0.000008999">
            <text:p>0.000008999</text:p>
          </table:table-cell>
          <table:table-cell office:value-type="float" office:value="0.000024823">
            <text:p>0.000024823</text:p>
          </table:table-cell>
          <table:table-cell office:value-type="float" office:value="0.00003056">
            <text:p>0.0000305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441">
            <text:p>0.000025441</text:p>
          </table:table-cell>
          <table:table-cell office:value-type="float" office:value="0.000008946">
            <text:p>0.000008946</text:p>
          </table:table-cell>
          <table:table-cell office:value-type="float" office:value="0.000024533">
            <text:p>0.000024533</text:p>
          </table:table-cell>
          <table:table-cell office:value-type="float" office:value="0.00003084">
            <text:p>0.000030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542">
            <text:p>0.000025542</text:p>
          </table:table-cell>
          <table:table-cell office:value-type="float" office:value="0.000008776">
            <text:p>0.000008776</text:p>
          </table:table-cell>
          <table:table-cell office:value-type="float" office:value="0.000024313">
            <text:p>0.000024313</text:p>
          </table:table-cell>
          <table:table-cell office:value-type="float" office:value="0.00003086">
            <text:p>0.0000308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554">
            <text:p>0.000025554</text:p>
          </table:table-cell>
          <table:table-cell office:value-type="float" office:value="0.000008719">
            <text:p>0.000008719</text:p>
          </table:table-cell>
          <table:table-cell office:value-type="float" office:value="0.00002457">
            <text:p>0.00002457</text:p>
          </table:table-cell>
          <table:table-cell office:value-type="float" office:value="0.000030954">
            <text:p>0.0000309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328">
            <text:p>0.000025328</text:p>
          </table:table-cell>
          <table:table-cell office:value-type="float" office:value="0.000008782">
            <text:p>0.000008782</text:p>
          </table:table-cell>
          <table:table-cell office:value-type="float" office:value="0.000024593">
            <text:p>0.000024593</text:p>
          </table:table-cell>
          <table:table-cell office:value-type="float" office:value="0.000030717">
            <text:p>0.0000307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957">
            <text:p>0.000024957</text:p>
          </table:table-cell>
          <table:table-cell office:value-type="float" office:value="0.000008518">
            <text:p>0.000008518</text:p>
          </table:table-cell>
          <table:table-cell office:value-type="float" office:value="0.000024179">
            <text:p>0.000024179</text:p>
          </table:table-cell>
          <table:table-cell office:value-type="float" office:value="0.000030233">
            <text:p>0.0000302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668">
            <text:p>0.000025668</text:p>
          </table:table-cell>
          <table:table-cell office:value-type="float" office:value="0.000008852">
            <text:p>0.000008852</text:p>
          </table:table-cell>
          <table:table-cell office:value-type="float" office:value="0.000024688">
            <text:p>0.000024688</text:p>
          </table:table-cell>
          <table:table-cell office:value-type="float" office:value="0.000030961">
            <text:p>0.0000309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535">
            <text:p>0.000025535</text:p>
          </table:table-cell>
          <table:table-cell office:value-type="float" office:value="0.000008562">
            <text:p>0.000008562</text:p>
          </table:table-cell>
          <table:table-cell office:value-type="float" office:value="0.000024503">
            <text:p>0.000024503</text:p>
          </table:table-cell>
          <table:table-cell office:value-type="float" office:value="0.00003052">
            <text:p>0.0000305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472">
            <text:p>0.000025472</text:p>
          </table:table-cell>
          <table:table-cell office:value-type="float" office:value="0.000008776">
            <text:p>0.000008776</text:p>
          </table:table-cell>
          <table:table-cell office:value-type="float" office:value="0.000024463">
            <text:p>0.000024463</text:p>
          </table:table-cell>
          <table:table-cell office:value-type="float" office:value="0.000030761">
            <text:p>0.0000307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549">
            <text:p>0.000025549</text:p>
          </table:table-cell>
          <table:table-cell office:value-type="float" office:value="0.000008645">
            <text:p>0.000008645</text:p>
          </table:table-cell>
          <table:table-cell office:value-type="float" office:value="0.000035853">
            <text:p>0.000035853</text:p>
          </table:table-cell>
          <table:table-cell office:value-type="float" office:value="0.000030594">
            <text:p>0.0000305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37">
            <text:p>0.00000937</text:p>
          </table:table-cell>
          <table:table-cell office:value-type="float" office:value="0.000003173">
            <text:p>0.000003173</text:p>
          </table:table-cell>
          <table:table-cell office:value-type="float" office:value="0.000009064">
            <text:p>0.000009064</text:p>
          </table:table-cell>
          <table:table-cell office:value-type="float" office:value="0.000011536">
            <text:p>0.0000115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555">
            <text:p>0.000009555</text:p>
          </table:table-cell>
          <table:table-cell office:value-type="float" office:value="0.000003185">
            <text:p>0.000003185</text:p>
          </table:table-cell>
          <table:table-cell office:value-type="float" office:value="0.000009156">
            <text:p>0.000009156</text:p>
          </table:table-cell>
          <table:table-cell office:value-type="float" office:value="0.000011377">
            <text:p>0.0000113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533">
            <text:p>0.000009533</text:p>
          </table:table-cell>
          <table:table-cell office:value-type="float" office:value="0.000003276">
            <text:p>0.000003276</text:p>
          </table:table-cell>
          <table:table-cell office:value-type="float" office:value="0.00000915">
            <text:p>0.00000915</text:p>
          </table:table-cell>
          <table:table-cell office:value-type="float" office:value="0.000011461">
            <text:p>0.0000114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526">
            <text:p>0.000009526</text:p>
          </table:table-cell>
          <table:table-cell office:value-type="float" office:value="0.000003274">
            <text:p>0.000003274</text:p>
          </table:table-cell>
          <table:table-cell office:value-type="float" office:value="0.000009136">
            <text:p>0.000009136</text:p>
          </table:table-cell>
          <table:table-cell office:value-type="float" office:value="0.000011437">
            <text:p>0.0000114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482">
            <text:p>0.000009482</text:p>
          </table:table-cell>
          <table:table-cell office:value-type="float" office:value="0.000003181">
            <text:p>0.000003181</text:p>
          </table:table-cell>
          <table:table-cell office:value-type="float" office:value="0.000009115">
            <text:p>0.000009115</text:p>
          </table:table-cell>
          <table:table-cell office:value-type="float" office:value="0.000011431">
            <text:p>0.0000114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9383">
            <text:p>0.000009383</text:p>
          </table:table-cell>
          <table:table-cell office:value-type="float" office:value="0.000003156">
            <text:p>0.000003156</text:p>
          </table:table-cell>
          <table:table-cell office:value-type="float" office:value="0.000009167">
            <text:p>0.000009167</text:p>
          </table:table-cell>
          <table:table-cell office:value-type="float" office:value="0.000011329">
            <text:p>0.0000113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1375">
            <text:p>0.000021375</text:p>
          </table:table-cell>
          <table:table-cell office:value-type="float" office:value="0.000010229">
            <text:p>0.000010229</text:p>
          </table:table-cell>
          <table:table-cell office:value-type="float" office:value="0.000020833">
            <text:p>0.000020833</text:p>
          </table:table-cell>
          <table:table-cell office:value-type="float" office:value="0.000028927">
            <text:p>0.0000289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1286">
            <text:p>0.000021286</text:p>
          </table:table-cell>
          <table:table-cell office:value-type="float" office:value="0.000009968">
            <text:p>0.000009968</text:p>
          </table:table-cell>
          <table:table-cell office:value-type="float" office:value="0.00002028">
            <text:p>0.00002028</text:p>
          </table:table-cell>
          <table:table-cell office:value-type="float" office:value="0.000028138">
            <text:p>0.0000281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858">
            <text:p>0.000020858</text:p>
          </table:table-cell>
          <table:table-cell office:value-type="float" office:value="0.00000968">
            <text:p>0.00000968</text:p>
          </table:table-cell>
          <table:table-cell office:value-type="float" office:value="0.000020336">
            <text:p>0.000020336</text:p>
          </table:table-cell>
          <table:table-cell office:value-type="float" office:value="0.00002796">
            <text:p>0.000027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661">
            <text:p>0.000020661</text:p>
          </table:table-cell>
          <table:table-cell office:value-type="float" office:value="0.000009866">
            <text:p>0.000009866</text:p>
          </table:table-cell>
          <table:table-cell office:value-type="float" office:value="0.000020279">
            <text:p>0.000020279</text:p>
          </table:table-cell>
          <table:table-cell office:value-type="float" office:value="0.000027854">
            <text:p>0.00002785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366">
            <text:p>0.000020366</text:p>
          </table:table-cell>
          <table:table-cell office:value-type="float" office:value="0.00000962">
            <text:p>0.00000962</text:p>
          </table:table-cell>
          <table:table-cell office:value-type="float" office:value="0.000020232">
            <text:p>0.000020232</text:p>
          </table:table-cell>
          <table:table-cell office:value-type="float" office:value="0.000027641">
            <text:p>0.0000276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526">
            <text:p>0.000020526</text:p>
          </table:table-cell>
          <table:table-cell office:value-type="float" office:value="0.000009646">
            <text:p>0.000009646</text:p>
          </table:table-cell>
          <table:table-cell office:value-type="float" office:value="0.000020216">
            <text:p>0.000020216</text:p>
          </table:table-cell>
          <table:table-cell office:value-type="float" office:value="0.000027437">
            <text:p>0.0000274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915">
            <text:p>0.000020915</text:p>
          </table:table-cell>
          <table:table-cell office:value-type="float" office:value="0.000009726">
            <text:p>0.000009726</text:p>
          </table:table-cell>
          <table:table-cell office:value-type="float" office:value="0.000020511">
            <text:p>0.000020511</text:p>
          </table:table-cell>
          <table:table-cell office:value-type="float" office:value="0.000028056">
            <text:p>0.0000280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149">
            <text:p>0.00005149</text:p>
          </table:table-cell>
          <table:table-cell office:value-type="float" office:value="0.000013196">
            <text:p>0.000013196</text:p>
          </table:table-cell>
          <table:table-cell office:value-type="float" office:value="0.000021395">
            <text:p>0.000021395</text:p>
          </table:table-cell>
          <table:table-cell office:value-type="float" office:value="0.000028295">
            <text:p>0.0000282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665">
            <text:p>0.000020665</text:p>
          </table:table-cell>
          <table:table-cell office:value-type="float" office:value="0.00000985">
            <text:p>0.00000985</text:p>
          </table:table-cell>
          <table:table-cell office:value-type="float" office:value="0.000020979">
            <text:p>0.000020979</text:p>
          </table:table-cell>
          <table:table-cell office:value-type="float" office:value="0.000040573">
            <text:p>0.00004057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529">
            <text:p>0.000020529</text:p>
          </table:table-cell>
          <table:table-cell office:value-type="float" office:value="0.000009521">
            <text:p>0.000009521</text:p>
          </table:table-cell>
          <table:table-cell office:value-type="float" office:value="0.000021109">
            <text:p>0.000021109</text:p>
          </table:table-cell>
          <table:table-cell office:value-type="float" office:value="0.000027742">
            <text:p>0.0000277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32037">
            <text:p>0.000032037</text:p>
          </table:table-cell>
          <table:table-cell office:value-type="float" office:value="0.000009463">
            <text:p>0.000009463</text:p>
          </table:table-cell>
          <table:table-cell office:value-type="float" office:value="0.000020467">
            <text:p>0.000020467</text:p>
          </table:table-cell>
          <table:table-cell office:value-type="float" office:value="0.00002757">
            <text:p>0.000027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019">
            <text:p>0.000020019</text:p>
          </table:table-cell>
          <table:table-cell office:value-type="float" office:value="0.000009342">
            <text:p>0.000009342</text:p>
          </table:table-cell>
          <table:table-cell office:value-type="float" office:value="0.000020596">
            <text:p>0.000020596</text:p>
          </table:table-cell>
          <table:table-cell office:value-type="float" office:value="0.000026839">
            <text:p>0.0000268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32193">
            <text:p>0.000032193</text:p>
          </table:table-cell>
          <table:table-cell office:value-type="float" office:value="0.000009777">
            <text:p>0.000009777</text:p>
          </table:table-cell>
          <table:table-cell office:value-type="float" office:value="0.000021066">
            <text:p>0.000021066</text:p>
          </table:table-cell>
          <table:table-cell office:value-type="float" office:value="0.000028588">
            <text:p>0.0000285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836">
            <text:p>0.000020836</text:p>
          </table:table-cell>
          <table:table-cell office:value-type="float" office:value="0.000009574">
            <text:p>0.000009574</text:p>
          </table:table-cell>
          <table:table-cell office:value-type="float" office:value="0.000021108">
            <text:p>0.000021108</text:p>
          </table:table-cell>
          <table:table-cell office:value-type="float" office:value="0.000034867">
            <text:p>0.0000348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1115">
            <text:p>0.000021115</text:p>
          </table:table-cell>
          <table:table-cell office:value-type="float" office:value="0.000009935">
            <text:p>0.000009935</text:p>
          </table:table-cell>
          <table:table-cell office:value-type="float" office:value="0.000020993">
            <text:p>0.000020993</text:p>
          </table:table-cell>
          <table:table-cell office:value-type="float" office:value="0.000032851">
            <text:p>0.00003285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556">
            <text:p>0.000020556</text:p>
          </table:table-cell>
          <table:table-cell office:value-type="float" office:value="0.000009729">
            <text:p>0.000009729</text:p>
          </table:table-cell>
          <table:table-cell office:value-type="float" office:value="0.000020755">
            <text:p>0.000020755</text:p>
          </table:table-cell>
          <table:table-cell office:value-type="float" office:value="0.000027857">
            <text:p>0.0000278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911">
            <text:p>0.000020911</text:p>
          </table:table-cell>
          <table:table-cell office:value-type="float" office:value="0.00000981">
            <text:p>0.00000981</text:p>
          </table:table-cell>
          <table:table-cell office:value-type="float" office:value="0.000021399">
            <text:p>0.000021399</text:p>
          </table:table-cell>
          <table:table-cell office:value-type="float" office:value="0.000028736">
            <text:p>0.00002873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867">
            <text:p>0.000020867</text:p>
          </table:table-cell>
          <table:table-cell office:value-type="float" office:value="0.000009819">
            <text:p>0.000009819</text:p>
          </table:table-cell>
          <table:table-cell office:value-type="float" office:value="0.000020972">
            <text:p>0.000020972</text:p>
          </table:table-cell>
          <table:table-cell office:value-type="float" office:value="0.000027642">
            <text:p>0.0000276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597">
            <text:p>0.000020597</text:p>
          </table:table-cell>
          <table:table-cell office:value-type="float" office:value="0.000009509">
            <text:p>0.000009509</text:p>
          </table:table-cell>
          <table:table-cell office:value-type="float" office:value="0.000020799">
            <text:p>0.000020799</text:p>
          </table:table-cell>
          <table:table-cell office:value-type="float" office:value="0.000028269">
            <text:p>0.0000282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1024">
            <text:p>0.000021024</text:p>
          </table:table-cell>
          <table:table-cell office:value-type="float" office:value="0.000009988">
            <text:p>0.000009988</text:p>
          </table:table-cell>
          <table:table-cell office:value-type="float" office:value="0.000020961">
            <text:p>0.000020961</text:p>
          </table:table-cell>
          <table:table-cell office:value-type="float" office:value="0.00002774">
            <text:p>0.000027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71">
            <text:p>0.00002071</text:p>
          </table:table-cell>
          <table:table-cell office:value-type="float" office:value="0.000009503">
            <text:p>0.000009503</text:p>
          </table:table-cell>
          <table:table-cell office:value-type="float" office:value="0.000020956">
            <text:p>0.000020956</text:p>
          </table:table-cell>
          <table:table-cell office:value-type="float" office:value="0.000027848">
            <text:p>0.0000278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1181">
            <text:p>0.000021181</text:p>
          </table:table-cell>
          <table:table-cell office:value-type="float" office:value="0.000009769">
            <text:p>0.000009769</text:p>
          </table:table-cell>
          <table:table-cell office:value-type="float" office:value="0.00002085">
            <text:p>0.00002085</text:p>
          </table:table-cell>
          <table:table-cell office:value-type="float" office:value="0.000028254">
            <text:p>0.00002825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761">
            <text:p>0.000020761</text:p>
          </table:table-cell>
          <table:table-cell office:value-type="float" office:value="0.000009675">
            <text:p>0.000009675</text:p>
          </table:table-cell>
          <table:table-cell office:value-type="float" office:value="0.000020922">
            <text:p>0.000020922</text:p>
          </table:table-cell>
          <table:table-cell office:value-type="float" office:value="0.000027972">
            <text:p>0.00002797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833">
            <text:p>0.000020833</text:p>
          </table:table-cell>
          <table:table-cell office:value-type="float" office:value="0.000009687">
            <text:p>0.000009687</text:p>
          </table:table-cell>
          <table:table-cell office:value-type="float" office:value="0.000020858">
            <text:p>0.000020858</text:p>
          </table:table-cell>
          <table:table-cell office:value-type="float" office:value="0.000028093">
            <text:p>0.00002809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0786">
            <text:p>0.000020786</text:p>
          </table:table-cell>
          <table:table-cell office:value-type="float" office:value="0.000009239">
            <text:p>0.000009239</text:p>
          </table:table-cell>
          <table:table-cell office:value-type="float" office:value="0.0000209">
            <text:p>0.0000209</text:p>
          </table:table-cell>
          <table:table-cell office:value-type="float" office:value="0.000027721">
            <text:p>0.00002772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847">
            <text:p>0.000045847</text:p>
          </table:table-cell>
          <table:table-cell office:value-type="float" office:value="0.000023304">
            <text:p>0.000023304</text:p>
          </table:table-cell>
          <table:table-cell office:value-type="float" office:value="0.000044235">
            <text:p>0.000044235</text:p>
          </table:table-cell>
          <table:table-cell office:value-type="float" office:value="0.000064523">
            <text:p>0.0000645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4597">
            <text:p>0.000044597</text:p>
          </table:table-cell>
          <table:table-cell office:value-type="float" office:value="0.000022091">
            <text:p>0.000022091</text:p>
          </table:table-cell>
          <table:table-cell office:value-type="float" office:value="0.000042997">
            <text:p>0.000042997</text:p>
          </table:table-cell>
          <table:table-cell office:value-type="float" office:value="0.000061796">
            <text:p>0.00006179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4653">
            <text:p>0.000054653</text:p>
          </table:table-cell>
          <table:table-cell office:value-type="float" office:value="0.000026994">
            <text:p>0.000026994</text:p>
          </table:table-cell>
          <table:table-cell office:value-type="float" office:value="0.000057257">
            <text:p>0.000057257</text:p>
          </table:table-cell>
          <table:table-cell office:value-type="float" office:value="0.000062379">
            <text:p>0.0000623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4717">
            <text:p>0.000044717</text:p>
          </table:table-cell>
          <table:table-cell office:value-type="float" office:value="0.000022123">
            <text:p>0.000022123</text:p>
          </table:table-cell>
          <table:table-cell office:value-type="float" office:value="0.000042975">
            <text:p>0.000042975</text:p>
          </table:table-cell>
          <table:table-cell office:value-type="float" office:value="0.000061288">
            <text:p>0.00006128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4615">
            <text:p>0.000044615</text:p>
          </table:table-cell>
          <table:table-cell office:value-type="float" office:value="0.000022244">
            <text:p>0.000022244</text:p>
          </table:table-cell>
          <table:table-cell office:value-type="float" office:value="0.000042867">
            <text:p>0.000042867</text:p>
          </table:table-cell>
          <table:table-cell office:value-type="float" office:value="0.000062398">
            <text:p>0.00006239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3933">
            <text:p>0.000043933</text:p>
          </table:table-cell>
          <table:table-cell office:value-type="float" office:value="0.000021624">
            <text:p>0.000021624</text:p>
          </table:table-cell>
          <table:table-cell office:value-type="float" office:value="0.00004191">
            <text:p>0.00004191</text:p>
          </table:table-cell>
          <table:table-cell office:value-type="float" office:value="0.000059741">
            <text:p>0.00005974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121">
            <text:p>0.000045121</text:p>
          </table:table-cell>
          <table:table-cell office:value-type="float" office:value="0.00002257">
            <text:p>0.00002257</text:p>
          </table:table-cell>
          <table:table-cell office:value-type="float" office:value="0.00004258">
            <text:p>0.00004258</text:p>
          </table:table-cell>
          <table:table-cell office:value-type="float" office:value="0.00006936">
            <text:p>0.0000693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122">
            <text:p>0.000048122</text:p>
          </table:table-cell>
          <table:table-cell office:value-type="float" office:value="0.000024324">
            <text:p>0.000024324</text:p>
          </table:table-cell>
          <table:table-cell office:value-type="float" office:value="0.000045992">
            <text:p>0.000045992</text:p>
          </table:table-cell>
          <table:table-cell office:value-type="float" office:value="0.000066699">
            <text:p>0.00006669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444">
            <text:p>0.000048444</text:p>
          </table:table-cell>
          <table:table-cell office:value-type="float" office:value="0.00002406">
            <text:p>0.00002406</text:p>
          </table:table-cell>
          <table:table-cell office:value-type="float" office:value="0.000045803">
            <text:p>0.000045803</text:p>
          </table:table-cell>
          <table:table-cell office:value-type="float" office:value="0.000065934">
            <text:p>0.0000659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9068">
            <text:p>0.000059068</text:p>
          </table:table-cell>
          <table:table-cell office:value-type="float" office:value="0.000024707">
            <text:p>0.000024707</text:p>
          </table:table-cell>
          <table:table-cell office:value-type="float" office:value="0.000048897">
            <text:p>0.000048897</text:p>
          </table:table-cell>
          <table:table-cell office:value-type="float" office:value="0.000070798">
            <text:p>0.00007079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1672">
            <text:p>0.000051672</text:p>
          </table:table-cell>
          <table:table-cell office:value-type="float" office:value="0.000024916">
            <text:p>0.000024916</text:p>
          </table:table-cell>
          <table:table-cell office:value-type="float" office:value="0.000049009">
            <text:p>0.000049009</text:p>
          </table:table-cell>
          <table:table-cell office:value-type="float" office:value="0.000076115">
            <text:p>0.00007611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0523">
            <text:p>0.000050523</text:p>
          </table:table-cell>
          <table:table-cell office:value-type="float" office:value="0.000025">
            <text:p>0.000025</text:p>
          </table:table-cell>
          <table:table-cell office:value-type="float" office:value="0.000049246">
            <text:p>0.000049246</text:p>
          </table:table-cell>
          <table:table-cell office:value-type="float" office:value="0.000069811">
            <text:p>0.0000698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1069">
            <text:p>0.000051069</text:p>
          </table:table-cell>
          <table:table-cell office:value-type="float" office:value="0.00002539">
            <text:p>0.00002539</text:p>
          </table:table-cell>
          <table:table-cell office:value-type="float" office:value="0.000049219">
            <text:p>0.000049219</text:p>
          </table:table-cell>
          <table:table-cell office:value-type="float" office:value="0.000079858">
            <text:p>0.0000798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3009">
            <text:p>0.000043009</text:p>
          </table:table-cell>
          <table:table-cell office:value-type="float" office:value="0.000021448">
            <text:p>0.000021448</text:p>
          </table:table-cell>
          <table:table-cell office:value-type="float" office:value="0.000041386">
            <text:p>0.000041386</text:p>
          </table:table-cell>
          <table:table-cell office:value-type="float" office:value="0.000060341">
            <text:p>0.00006034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3488">
            <text:p>0.000043488</text:p>
          </table:table-cell>
          <table:table-cell office:value-type="float" office:value="0.000021564">
            <text:p>0.000021564</text:p>
          </table:table-cell>
          <table:table-cell office:value-type="float" office:value="0.000042171">
            <text:p>0.000042171</text:p>
          </table:table-cell>
          <table:table-cell office:value-type="float" office:value="0.000061811">
            <text:p>0.0000618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4661">
            <text:p>0.000044661</text:p>
          </table:table-cell>
          <table:table-cell office:value-type="float" office:value="0.0000224">
            <text:p>0.0000224</text:p>
          </table:table-cell>
          <table:table-cell office:value-type="float" office:value="0.000042769">
            <text:p>0.000042769</text:p>
          </table:table-cell>
          <table:table-cell office:value-type="float" office:value="0.000061887">
            <text:p>0.00006188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289">
            <text:p>0.000045289</text:p>
          </table:table-cell>
          <table:table-cell office:value-type="float" office:value="0.000022204">
            <text:p>0.000022204</text:p>
          </table:table-cell>
          <table:table-cell office:value-type="float" office:value="0.000042793">
            <text:p>0.000042793</text:p>
          </table:table-cell>
          <table:table-cell office:value-type="float" office:value="0.000061101">
            <text:p>0.0000611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185">
            <text:p>0.000045185</text:p>
          </table:table-cell>
          <table:table-cell office:value-type="float" office:value="0.000022543">
            <text:p>0.000022543</text:p>
          </table:table-cell>
          <table:table-cell office:value-type="float" office:value="0.00004307">
            <text:p>0.00004307</text:p>
          </table:table-cell>
          <table:table-cell office:value-type="float" office:value="0.000061222">
            <text:p>0.00006122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006">
            <text:p>0.000045006</text:p>
          </table:table-cell>
          <table:table-cell office:value-type="float" office:value="0.000022156">
            <text:p>0.000022156</text:p>
          </table:table-cell>
          <table:table-cell office:value-type="float" office:value="0.00004316">
            <text:p>0.00004316</text:p>
          </table:table-cell>
          <table:table-cell office:value-type="float" office:value="0.000061777">
            <text:p>0.00006177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387">
            <text:p>0.000045387</text:p>
          </table:table-cell>
          <table:table-cell office:value-type="float" office:value="0.000022711">
            <text:p>0.000022711</text:p>
          </table:table-cell>
          <table:table-cell office:value-type="float" office:value="0.000043446">
            <text:p>0.000043446</text:p>
          </table:table-cell>
          <table:table-cell office:value-type="float" office:value="0.000061967">
            <text:p>0.00006196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714">
            <text:p>0.000045714</text:p>
          </table:table-cell>
          <table:table-cell office:value-type="float" office:value="0.000021816">
            <text:p>0.000021816</text:p>
          </table:table-cell>
          <table:table-cell office:value-type="float" office:value="0.000042817">
            <text:p>0.000042817</text:p>
          </table:table-cell>
          <table:table-cell office:value-type="float" office:value="0.000061626">
            <text:p>0.00006162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5173">
            <text:p>0.000045173</text:p>
          </table:table-cell>
          <table:table-cell office:value-type="float" office:value="0.000021998">
            <text:p>0.000021998</text:p>
          </table:table-cell>
          <table:table-cell office:value-type="float" office:value="0.00004338">
            <text:p>0.00004338</text:p>
          </table:table-cell>
          <table:table-cell office:value-type="float" office:value="0.000061387">
            <text:p>0.00006138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311">
            <text:p>0.00004311</text:p>
          </table:table-cell>
          <table:table-cell office:value-type="float" office:value="0.000021287">
            <text:p>0.000021287</text:p>
          </table:table-cell>
          <table:table-cell office:value-type="float" office:value="0.000041514">
            <text:p>0.000041514</text:p>
          </table:table-cell>
          <table:table-cell office:value-type="float" office:value="0.000059324">
            <text:p>0.00005932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4426">
            <text:p>0.000044426</text:p>
          </table:table-cell>
          <table:table-cell office:value-type="float" office:value="0.000022631">
            <text:p>0.000022631</text:p>
          </table:table-cell>
          <table:table-cell office:value-type="float" office:value="0.000043292">
            <text:p>0.000043292</text:p>
          </table:table-cell>
          <table:table-cell office:value-type="float" office:value="0.00006851">
            <text:p>0.0000685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2748">
            <text:p>0.000042748</text:p>
          </table:table-cell>
          <table:table-cell office:value-type="float" office:value="0.00002143">
            <text:p>0.00002143</text:p>
          </table:table-cell>
          <table:table-cell office:value-type="float" office:value="0.000042003">
            <text:p>0.000042003</text:p>
          </table:table-cell>
          <table:table-cell office:value-type="float" office:value="0.000060752">
            <text:p>0.0000607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765">
            <text:p>0.000093765</text:p>
          </table:table-cell>
          <table:table-cell office:value-type="float" office:value="0.000046022">
            <text:p>0.000046022</text:p>
          </table:table-cell>
          <table:table-cell office:value-type="float" office:value="0.000088774">
            <text:p>0.000088774</text:p>
          </table:table-cell>
          <table:table-cell office:value-type="float" office:value="0.00014715">
            <text:p>0.0001471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4236">
            <text:p>0.000094236</text:p>
          </table:table-cell>
          <table:table-cell office:value-type="float" office:value="0.000045554">
            <text:p>0.000045554</text:p>
          </table:table-cell>
          <table:table-cell office:value-type="float" office:value="0.000088878">
            <text:p>0.000088878</text:p>
          </table:table-cell>
          <table:table-cell office:value-type="float" office:value="0.000193413">
            <text:p>0.00019341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4322">
            <text:p>0.000094322</text:p>
          </table:table-cell>
          <table:table-cell office:value-type="float" office:value="0.000046095">
            <text:p>0.000046095</text:p>
          </table:table-cell>
          <table:table-cell office:value-type="float" office:value="0.000089112">
            <text:p>0.000089112</text:p>
          </table:table-cell>
          <table:table-cell office:value-type="float" office:value="0.000132254">
            <text:p>0.00013225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6708">
            <text:p>0.000096708</text:p>
          </table:table-cell>
          <table:table-cell office:value-type="float" office:value="0.000047985">
            <text:p>0.000047985</text:p>
          </table:table-cell>
          <table:table-cell office:value-type="float" office:value="0.000092593">
            <text:p>0.000092593</text:p>
          </table:table-cell>
          <table:table-cell office:value-type="float" office:value="0.000135465">
            <text:p>0.00013546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5388">
            <text:p>0.000095388</text:p>
          </table:table-cell>
          <table:table-cell office:value-type="float" office:value="0.000048136">
            <text:p>0.000048136</text:p>
          </table:table-cell>
          <table:table-cell office:value-type="float" office:value="0.000092256">
            <text:p>0.000092256</text:p>
          </table:table-cell>
          <table:table-cell office:value-type="float" office:value="0.000134869">
            <text:p>0.0001348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7179">
            <text:p>0.000097179</text:p>
          </table:table-cell>
          <table:table-cell office:value-type="float" office:value="0.000057033">
            <text:p>0.000057033</text:p>
          </table:table-cell>
          <table:table-cell office:value-type="float" office:value="0.00009887">
            <text:p>0.00009887</text:p>
          </table:table-cell>
          <table:table-cell office:value-type="float" office:value="0.000144396">
            <text:p>0.00014439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258">
            <text:p>0.00010258</text:p>
          </table:table-cell>
          <table:table-cell office:value-type="float" office:value="0.000050689">
            <text:p>0.000050689</text:p>
          </table:table-cell>
          <table:table-cell office:value-type="float" office:value="0.000102381">
            <text:p>0.000102381</text:p>
          </table:table-cell>
          <table:table-cell office:value-type="float" office:value="0.000131059">
            <text:p>0.00013105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655">
            <text:p>0.000093655</text:p>
          </table:table-cell>
          <table:table-cell office:value-type="float" office:value="0.000047033">
            <text:p>0.000047033</text:p>
          </table:table-cell>
          <table:table-cell office:value-type="float" office:value="0.000087966">
            <text:p>0.000087966</text:p>
          </table:table-cell>
          <table:table-cell office:value-type="float" office:value="0.000131425">
            <text:p>0.00013142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804">
            <text:p>0.000093804</text:p>
          </table:table-cell>
          <table:table-cell office:value-type="float" office:value="0.000047188">
            <text:p>0.000047188</text:p>
          </table:table-cell>
          <table:table-cell office:value-type="float" office:value="0.000089198">
            <text:p>0.000089198</text:p>
          </table:table-cell>
          <table:table-cell office:value-type="float" office:value="0.000131194">
            <text:p>0.00013119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15596">
            <text:p>0.000115596</text:p>
          </table:table-cell>
          <table:table-cell office:value-type="float" office:value="0.000071719">
            <text:p>0.000071719</text:p>
          </table:table-cell>
          <table:table-cell office:value-type="float" office:value="0.000089175">
            <text:p>0.000089175</text:p>
          </table:table-cell>
          <table:table-cell office:value-type="float" office:value="0.000131348">
            <text:p>0.00013134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4244">
            <text:p>0.000094244</text:p>
          </table:table-cell>
          <table:table-cell office:value-type="float" office:value="0.000046366">
            <text:p>0.000046366</text:p>
          </table:table-cell>
          <table:table-cell office:value-type="float" office:value="0.000089311">
            <text:p>0.000089311</text:p>
          </table:table-cell>
          <table:table-cell office:value-type="float" office:value="0.000131841">
            <text:p>0.0001318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14556">
            <text:p>0.000114556</text:p>
          </table:table-cell>
          <table:table-cell office:value-type="float" office:value="0.000047201">
            <text:p>0.000047201</text:p>
          </table:table-cell>
          <table:table-cell office:value-type="float" office:value="0.000091461">
            <text:p>0.000091461</text:p>
          </table:table-cell>
          <table:table-cell office:value-type="float" office:value="0.000134561">
            <text:p>0.00013456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7249">
            <text:p>0.000097249</text:p>
          </table:table-cell>
          <table:table-cell office:value-type="float" office:value="0.000047572">
            <text:p>0.000047572</text:p>
          </table:table-cell>
          <table:table-cell office:value-type="float" office:value="0.000092142">
            <text:p>0.000092142</text:p>
          </table:table-cell>
          <table:table-cell office:value-type="float" office:value="0.000134856">
            <text:p>0.00013485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6761">
            <text:p>0.000096761</text:p>
          </table:table-cell>
          <table:table-cell office:value-type="float" office:value="0.000048087">
            <text:p>0.000048087</text:p>
          </table:table-cell>
          <table:table-cell office:value-type="float" office:value="0.000091768">
            <text:p>0.000091768</text:p>
          </table:table-cell>
          <table:table-cell office:value-type="float" office:value="0.000134913">
            <text:p>0.00013491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7011">
            <text:p>0.000097011</text:p>
          </table:table-cell>
          <table:table-cell office:value-type="float" office:value="0.00004758">
            <text:p>0.00004758</text:p>
          </table:table-cell>
          <table:table-cell office:value-type="float" office:value="0.000091397">
            <text:p>0.000091397</text:p>
          </table:table-cell>
          <table:table-cell office:value-type="float" office:value="0.00013417">
            <text:p>0.0001341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595">
            <text:p>0.000093595</text:p>
          </table:table-cell>
          <table:table-cell office:value-type="float" office:value="0.000046219">
            <text:p>0.000046219</text:p>
          </table:table-cell>
          <table:table-cell office:value-type="float" office:value="0.000089606">
            <text:p>0.000089606</text:p>
          </table:table-cell>
          <table:table-cell office:value-type="float" office:value="0.000130868">
            <text:p>0.00013086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765">
            <text:p>0.000093765</text:p>
          </table:table-cell>
          <table:table-cell office:value-type="float" office:value="0.000046687">
            <text:p>0.000046687</text:p>
          </table:table-cell>
          <table:table-cell office:value-type="float" office:value="0.000088435">
            <text:p>0.000088435</text:p>
          </table:table-cell>
          <table:table-cell office:value-type="float" office:value="0.000130849">
            <text:p>0.00013084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231">
            <text:p>0.000093231</text:p>
          </table:table-cell>
          <table:table-cell office:value-type="float" office:value="0.000046969">
            <text:p>0.000046969</text:p>
          </table:table-cell>
          <table:table-cell office:value-type="float" office:value="0.000089568">
            <text:p>0.000089568</text:p>
          </table:table-cell>
          <table:table-cell office:value-type="float" office:value="0.000131357">
            <text:p>0.00013135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607">
            <text:p>0.000093607</text:p>
          </table:table-cell>
          <table:table-cell office:value-type="float" office:value="0.000046492">
            <text:p>0.000046492</text:p>
          </table:table-cell>
          <table:table-cell office:value-type="float" office:value="0.000089886">
            <text:p>0.000089886</text:p>
          </table:table-cell>
          <table:table-cell office:value-type="float" office:value="0.000131582">
            <text:p>0.00013158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659">
            <text:p>0.000093659</text:p>
          </table:table-cell>
          <table:table-cell office:value-type="float" office:value="0.000046389">
            <text:p>0.000046389</text:p>
          </table:table-cell>
          <table:table-cell office:value-type="float" office:value="0.00008896">
            <text:p>0.00008896</text:p>
          </table:table-cell>
          <table:table-cell office:value-type="float" office:value="0.000131623">
            <text:p>0.00013162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7055">
            <text:p>0.000097055</text:p>
          </table:table-cell>
          <table:table-cell office:value-type="float" office:value="0.00004749">
            <text:p>0.00004749</text:p>
          </table:table-cell>
          <table:table-cell office:value-type="float" office:value="0.000091627">
            <text:p>0.000091627</text:p>
          </table:table-cell>
          <table:table-cell office:value-type="float" office:value="0.000135628">
            <text:p>0.00013562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7104">
            <text:p>0.000097104</text:p>
          </table:table-cell>
          <table:table-cell office:value-type="float" office:value="0.000048156">
            <text:p>0.000048156</text:p>
          </table:table-cell>
          <table:table-cell office:value-type="float" office:value="0.000092341">
            <text:p>0.000092341</text:p>
          </table:table-cell>
          <table:table-cell office:value-type="float" office:value="0.000134887">
            <text:p>0.0001348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6734">
            <text:p>0.000096734</text:p>
          </table:table-cell>
          <table:table-cell office:value-type="float" office:value="0.000048229">
            <text:p>0.000048229</text:p>
          </table:table-cell>
          <table:table-cell office:value-type="float" office:value="0.000091993">
            <text:p>0.000091993</text:p>
          </table:table-cell>
          <table:table-cell office:value-type="float" office:value="0.000134475">
            <text:p>0.0001344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6916">
            <text:p>0.000096916</text:p>
          </table:table-cell>
          <table:table-cell office:value-type="float" office:value="0.000048014">
            <text:p>0.000048014</text:p>
          </table:table-cell>
          <table:table-cell office:value-type="float" office:value="0.000092701">
            <text:p>0.000092701</text:p>
          </table:table-cell>
          <table:table-cell office:value-type="float" office:value="0.000131303">
            <text:p>0.0001313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3605">
            <text:p>0.000093605</text:p>
          </table:table-cell>
          <table:table-cell office:value-type="float" office:value="0.000046435">
            <text:p>0.000046435</text:p>
          </table:table-cell>
          <table:table-cell office:value-type="float" office:value="0.000089529">
            <text:p>0.000089529</text:p>
          </table:table-cell>
          <table:table-cell office:value-type="float" office:value="0.000131247">
            <text:p>0.0001312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748">
            <text:p>0.000198748</text:p>
          </table:table-cell>
          <table:table-cell office:value-type="float" office:value="0.000100967">
            <text:p>0.000100967</text:p>
          </table:table-cell>
          <table:table-cell office:value-type="float" office:value="0.000184937">
            <text:p>0.000184937</text:p>
          </table:table-cell>
          <table:table-cell office:value-type="float" office:value="0.00028741">
            <text:p>0.0002874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205">
            <text:p>0.000198205</text:p>
          </table:table-cell>
          <table:table-cell office:value-type="float" office:value="0.00010085">
            <text:p>0.00010085</text:p>
          </table:table-cell>
          <table:table-cell office:value-type="float" office:value="0.000185292">
            <text:p>0.000185292</text:p>
          </table:table-cell>
          <table:table-cell office:value-type="float" office:value="0.000283606">
            <text:p>0.0002836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753">
            <text:p>0.000198753</text:p>
          </table:table-cell>
          <table:table-cell office:value-type="float" office:value="0.000100385">
            <text:p>0.000100385</text:p>
          </table:table-cell>
          <table:table-cell office:value-type="float" office:value="0.000185978">
            <text:p>0.000185978</text:p>
          </table:table-cell>
          <table:table-cell office:value-type="float" office:value="0.000287842">
            <text:p>0.0002878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7999">
            <text:p>0.000197999</text:p>
          </table:table-cell>
          <table:table-cell office:value-type="float" office:value="0.000101171">
            <text:p>0.000101171</text:p>
          </table:table-cell>
          <table:table-cell office:value-type="float" office:value="0.000206983">
            <text:p>0.000206983</text:p>
          </table:table-cell>
          <table:table-cell office:value-type="float" office:value="0.000312381">
            <text:p>0.00031238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042">
            <text:p>0.000198042</text:p>
          </table:table-cell>
          <table:table-cell office:value-type="float" office:value="0.000099434">
            <text:p>0.000099434</text:p>
          </table:table-cell>
          <table:table-cell office:value-type="float" office:value="0.000186357">
            <text:p>0.000186357</text:p>
          </table:table-cell>
          <table:table-cell office:value-type="float" office:value="0.000286026">
            <text:p>0.0002860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873">
            <text:p>0.000198873</text:p>
          </table:table-cell>
          <table:table-cell office:value-type="float" office:value="0.000099492">
            <text:p>0.000099492</text:p>
          </table:table-cell>
          <table:table-cell office:value-type="float" office:value="0.00018759">
            <text:p>0.00018759</text:p>
          </table:table-cell>
          <table:table-cell office:value-type="float" office:value="0.000282207">
            <text:p>0.0002822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7899">
            <text:p>0.000197899</text:p>
          </table:table-cell>
          <table:table-cell office:value-type="float" office:value="0.00009985">
            <text:p>0.00009985</text:p>
          </table:table-cell>
          <table:table-cell office:value-type="float" office:value="0.000184415">
            <text:p>0.000184415</text:p>
          </table:table-cell>
          <table:table-cell office:value-type="float" office:value="0.000282437">
            <text:p>0.0002824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747">
            <text:p>0.000198747</text:p>
          </table:table-cell>
          <table:table-cell office:value-type="float" office:value="0.000099722">
            <text:p>0.000099722</text:p>
          </table:table-cell>
          <table:table-cell office:value-type="float" office:value="0.000184359">
            <text:p>0.000184359</text:p>
          </table:table-cell>
          <table:table-cell office:value-type="float" office:value="0.000284294">
            <text:p>0.00028429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655">
            <text:p>0.000199655</text:p>
          </table:table-cell>
          <table:table-cell office:value-type="float" office:value="0.000099678">
            <text:p>0.000099678</text:p>
          </table:table-cell>
          <table:table-cell office:value-type="float" office:value="0.00018544">
            <text:p>0.00018544</text:p>
          </table:table-cell>
          <table:table-cell office:value-type="float" office:value="0.000285942">
            <text:p>0.0002859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9246">
            <text:p>0.000209246</text:p>
          </table:table-cell>
          <table:table-cell office:value-type="float" office:value="0.000152739">
            <text:p>0.000152739</text:p>
          </table:table-cell>
          <table:table-cell office:value-type="float" office:value="0.000353013">
            <text:p>0.000353013</text:p>
          </table:table-cell>
          <table:table-cell office:value-type="float" office:value="0.000408388">
            <text:p>0.00040838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0769">
            <text:p>0.000210769</text:p>
          </table:table-cell>
          <table:table-cell office:value-type="float" office:value="0.000107058">
            <text:p>0.000107058</text:p>
          </table:table-cell>
          <table:table-cell office:value-type="float" office:value="0.000198087">
            <text:p>0.000198087</text:p>
          </table:table-cell>
          <table:table-cell office:value-type="float" office:value="0.000307228">
            <text:p>0.0003072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0003">
            <text:p>0.000220003</text:p>
          </table:table-cell>
          <table:table-cell office:value-type="float" office:value="0.000104618">
            <text:p>0.000104618</text:p>
          </table:table-cell>
          <table:table-cell office:value-type="float" office:value="0.000191938">
            <text:p>0.000191938</text:p>
          </table:table-cell>
          <table:table-cell office:value-type="float" office:value="0.00029323">
            <text:p>0.000293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4774">
            <text:p>0.000204774</text:p>
          </table:table-cell>
          <table:table-cell office:value-type="float" office:value="0.000110154">
            <text:p>0.000110154</text:p>
          </table:table-cell>
          <table:table-cell office:value-type="float" office:value="0.000185409">
            <text:p>0.000185409</text:p>
          </table:table-cell>
          <table:table-cell office:value-type="float" office:value="0.000325329">
            <text:p>0.0003253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531">
            <text:p>0.000198531</text:p>
          </table:table-cell>
          <table:table-cell office:value-type="float" office:value="0.000099774">
            <text:p>0.000099774</text:p>
          </table:table-cell>
          <table:table-cell office:value-type="float" office:value="0.000186561">
            <text:p>0.000186561</text:p>
          </table:table-cell>
          <table:table-cell office:value-type="float" office:value="0.000282701">
            <text:p>0.0002827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811">
            <text:p>0.000198811</text:p>
          </table:table-cell>
          <table:table-cell office:value-type="float" office:value="0.000100457">
            <text:p>0.000100457</text:p>
          </table:table-cell>
          <table:table-cell office:value-type="float" office:value="0.000186492">
            <text:p>0.000186492</text:p>
          </table:table-cell>
          <table:table-cell office:value-type="float" office:value="0.000317201">
            <text:p>0.0003172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725">
            <text:p>0.000198725</text:p>
          </table:table-cell>
          <table:table-cell office:value-type="float" office:value="0.00009964">
            <text:p>0.00009964</text:p>
          </table:table-cell>
          <table:table-cell office:value-type="float" office:value="0.000184645">
            <text:p>0.000184645</text:p>
          </table:table-cell>
          <table:table-cell office:value-type="float" office:value="0.000283371">
            <text:p>0.00028337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8576">
            <text:p>0.000198576</text:p>
          </table:table-cell>
          <table:table-cell office:value-type="float" office:value="0.000100053">
            <text:p>0.000100053</text:p>
          </table:table-cell>
          <table:table-cell office:value-type="float" office:value="0.000186354">
            <text:p>0.000186354</text:p>
          </table:table-cell>
          <table:table-cell office:value-type="float" office:value="0.000284001">
            <text:p>0.0002840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5305">
            <text:p>0.000205305</text:p>
          </table:table-cell>
          <table:table-cell office:value-type="float" office:value="0.000101937">
            <text:p>0.000101937</text:p>
          </table:table-cell>
          <table:table-cell office:value-type="float" office:value="0.000189986">
            <text:p>0.000189986</text:p>
          </table:table-cell>
          <table:table-cell office:value-type="float" office:value="0.000290367">
            <text:p>0.00029036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5224">
            <text:p>0.000205224</text:p>
          </table:table-cell>
          <table:table-cell office:value-type="float" office:value="0.000102348">
            <text:p>0.000102348</text:p>
          </table:table-cell>
          <table:table-cell office:value-type="float" office:value="0.000191168">
            <text:p>0.000191168</text:p>
          </table:table-cell>
          <table:table-cell office:value-type="float" office:value="0.000287873">
            <text:p>0.00028787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216">
            <text:p>0.000199216</text:p>
          </table:table-cell>
          <table:table-cell office:value-type="float" office:value="0.000099668">
            <text:p>0.000099668</text:p>
          </table:table-cell>
          <table:table-cell office:value-type="float" office:value="0.000187244">
            <text:p>0.000187244</text:p>
          </table:table-cell>
          <table:table-cell office:value-type="float" office:value="0.000282898">
            <text:p>0.00028289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539">
            <text:p>0.000199539</text:p>
          </table:table-cell>
          <table:table-cell office:value-type="float" office:value="0.000098531">
            <text:p>0.000098531</text:p>
          </table:table-cell>
          <table:table-cell office:value-type="float" office:value="0.000185902">
            <text:p>0.000185902</text:p>
          </table:table-cell>
          <table:table-cell office:value-type="float" office:value="0.000283925">
            <text:p>0.0002839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873">
            <text:p>0.000199873</text:p>
          </table:table-cell>
          <table:table-cell office:value-type="float" office:value="0.000099184">
            <text:p>0.000099184</text:p>
          </table:table-cell>
          <table:table-cell office:value-type="float" office:value="0.000185815">
            <text:p>0.000185815</text:p>
          </table:table-cell>
          <table:table-cell office:value-type="float" office:value="0.000283229">
            <text:p>0.0002832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89">
            <text:p>0.00019989</text:p>
          </table:table-cell>
          <table:table-cell office:value-type="float" office:value="0.000099111">
            <text:p>0.000099111</text:p>
          </table:table-cell>
          <table:table-cell office:value-type="float" office:value="0.000185385">
            <text:p>0.000185385</text:p>
          </table:table-cell>
          <table:table-cell office:value-type="float" office:value="0.000282134">
            <text:p>0.0002821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146">
            <text:p>0.000199146</text:p>
          </table:table-cell>
          <table:table-cell office:value-type="float" office:value="0.000098371">
            <text:p>0.000098371</text:p>
          </table:table-cell>
          <table:table-cell office:value-type="float" office:value="0.00018634">
            <text:p>0.00018634</text:p>
          </table:table-cell>
          <table:table-cell office:value-type="float" office:value="0.000285018">
            <text:p>0.0002850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199577">
            <text:p>0.000199577</text:p>
          </table:table-cell>
          <table:table-cell office:value-type="float" office:value="0.000097823">
            <text:p>0.000097823</text:p>
          </table:table-cell>
          <table:table-cell office:value-type="float" office:value="0.000186337">
            <text:p>0.000186337</text:p>
          </table:table-cell>
          <table:table-cell office:value-type="float" office:value="0.000282975">
            <text:p>0.0002829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525">
            <text:p>0.000423525</text:p>
          </table:table-cell>
          <table:table-cell office:value-type="float" office:value="0.00021266">
            <text:p>0.00021266</text:p>
          </table:table-cell>
          <table:table-cell office:value-type="float" office:value="0.000385349">
            <text:p>0.000385349</text:p>
          </table:table-cell>
          <table:table-cell office:value-type="float" office:value="0.000613227">
            <text:p>0.00061322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604">
            <text:p>0.000423604</text:p>
          </table:table-cell>
          <table:table-cell office:value-type="float" office:value="0.000212404">
            <text:p>0.000212404</text:p>
          </table:table-cell>
          <table:table-cell office:value-type="float" office:value="0.000383254">
            <text:p>0.000383254</text:p>
          </table:table-cell>
          <table:table-cell office:value-type="float" office:value="0.000611793">
            <text:p>0.00061179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791">
            <text:p>0.000423791</text:p>
          </table:table-cell>
          <table:table-cell office:value-type="float" office:value="0.000214052">
            <text:p>0.000214052</text:p>
          </table:table-cell>
          <table:table-cell office:value-type="float" office:value="0.000384762">
            <text:p>0.000384762</text:p>
          </table:table-cell>
          <table:table-cell office:value-type="float" office:value="0.00061171">
            <text:p>0.0006117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003">
            <text:p>0.000423003</text:p>
          </table:table-cell>
          <table:table-cell office:value-type="float" office:value="0.00021474">
            <text:p>0.00021474</text:p>
          </table:table-cell>
          <table:table-cell office:value-type="float" office:value="0.000385345">
            <text:p>0.000385345</text:p>
          </table:table-cell>
          <table:table-cell office:value-type="float" office:value="0.000613311">
            <text:p>0.0006133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7166">
            <text:p>0.000427166</text:p>
          </table:table-cell>
          <table:table-cell office:value-type="float" office:value="0.00021367">
            <text:p>0.00021367</text:p>
          </table:table-cell>
          <table:table-cell office:value-type="float" office:value="0.00038621">
            <text:p>0.00038621</text:p>
          </table:table-cell>
          <table:table-cell office:value-type="float" office:value="0.000612657">
            <text:p>0.0006126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372">
            <text:p>0.000423372</text:p>
          </table:table-cell>
          <table:table-cell office:value-type="float" office:value="0.000224456">
            <text:p>0.000224456</text:p>
          </table:table-cell>
          <table:table-cell office:value-type="float" office:value="0.000424664">
            <text:p>0.000424664</text:p>
          </table:table-cell>
          <table:table-cell office:value-type="float" office:value="0.000714477">
            <text:p>0.00071447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501516">
            <text:p>0.000501516</text:p>
          </table:table-cell>
          <table:table-cell office:value-type="float" office:value="0.000245647">
            <text:p>0.000245647</text:p>
          </table:table-cell>
          <table:table-cell office:value-type="float" office:value="0.0003855">
            <text:p>0.0003855</text:p>
          </table:table-cell>
          <table:table-cell office:value-type="float" office:value="0.000614561">
            <text:p>0.0006145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8875">
            <text:p>0.000428875</text:p>
          </table:table-cell>
          <table:table-cell office:value-type="float" office:value="0.000213287">
            <text:p>0.000213287</text:p>
          </table:table-cell>
          <table:table-cell office:value-type="float" office:value="0.00038504">
            <text:p>0.00038504</text:p>
          </table:table-cell>
          <table:table-cell office:value-type="float" office:value="0.000613164">
            <text:p>0.0006131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828">
            <text:p>0.000423828</text:p>
          </table:table-cell>
          <table:table-cell office:value-type="float" office:value="0.000217654">
            <text:p>0.000217654</text:p>
          </table:table-cell>
          <table:table-cell office:value-type="float" office:value="0.000382822">
            <text:p>0.000382822</text:p>
          </table:table-cell>
          <table:table-cell office:value-type="float" office:value="0.00061201">
            <text:p>0.000612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2873">
            <text:p>0.000422873</text:p>
          </table:table-cell>
          <table:table-cell office:value-type="float" office:value="0.000212726">
            <text:p>0.000212726</text:p>
          </table:table-cell>
          <table:table-cell office:value-type="float" office:value="0.000386486">
            <text:p>0.000386486</text:p>
          </table:table-cell>
          <table:table-cell office:value-type="float" office:value="0.00061422">
            <text:p>0.000614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4228">
            <text:p>0.000424228</text:p>
          </table:table-cell>
          <table:table-cell office:value-type="float" office:value="0.000212221">
            <text:p>0.000212221</text:p>
          </table:table-cell>
          <table:table-cell office:value-type="float" office:value="0.000387388">
            <text:p>0.000387388</text:p>
          </table:table-cell>
          <table:table-cell office:value-type="float" office:value="0.000611638">
            <text:p>0.00061163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52">
            <text:p>0.00042352</text:p>
          </table:table-cell>
          <table:table-cell office:value-type="float" office:value="0.000211745">
            <text:p>0.000211745</text:p>
          </table:table-cell>
          <table:table-cell office:value-type="float" office:value="0.000383913">
            <text:p>0.000383913</text:p>
          </table:table-cell>
          <table:table-cell office:value-type="float" office:value="0.000613099">
            <text:p>0.00061309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436">
            <text:p>0.00042436</text:p>
          </table:table-cell>
          <table:table-cell office:value-type="float" office:value="0.000212641">
            <text:p>0.000212641</text:p>
          </table:table-cell>
          <table:table-cell office:value-type="float" office:value="0.00038556">
            <text:p>0.00038556</text:p>
          </table:table-cell>
          <table:table-cell office:value-type="float" office:value="0.000613938">
            <text:p>0.00061393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315">
            <text:p>0.000423315</text:p>
          </table:table-cell>
          <table:table-cell office:value-type="float" office:value="0.000214094">
            <text:p>0.000214094</text:p>
          </table:table-cell>
          <table:table-cell office:value-type="float" office:value="0.000385536">
            <text:p>0.000385536</text:p>
          </table:table-cell>
          <table:table-cell office:value-type="float" office:value="0.000617954">
            <text:p>0.0006179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2545">
            <text:p>0.000422545</text:p>
          </table:table-cell>
          <table:table-cell office:value-type="float" office:value="0.00021754">
            <text:p>0.00021754</text:p>
          </table:table-cell>
          <table:table-cell office:value-type="float" office:value="0.00038474">
            <text:p>0.00038474</text:p>
          </table:table-cell>
          <table:table-cell office:value-type="float" office:value="0.00061602">
            <text:p>0.0006160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2427">
            <text:p>0.000422427</text:p>
          </table:table-cell>
          <table:table-cell office:value-type="float" office:value="0.000212999">
            <text:p>0.000212999</text:p>
          </table:table-cell>
          <table:table-cell office:value-type="float" office:value="0.00038425">
            <text:p>0.00038425</text:p>
          </table:table-cell>
          <table:table-cell office:value-type="float" office:value="0.00061363">
            <text:p>0.0006136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4517">
            <text:p>0.000424517</text:p>
          </table:table-cell>
          <table:table-cell office:value-type="float" office:value="0.000210707">
            <text:p>0.000210707</text:p>
          </table:table-cell>
          <table:table-cell office:value-type="float" office:value="0.000385172">
            <text:p>0.000385172</text:p>
          </table:table-cell>
          <table:table-cell office:value-type="float" office:value="0.000613242">
            <text:p>0.0006132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5188">
            <text:p>0.000425188</text:p>
          </table:table-cell>
          <table:table-cell office:value-type="float" office:value="0.00021179">
            <text:p>0.00021179</text:p>
          </table:table-cell>
          <table:table-cell office:value-type="float" office:value="0.000384186">
            <text:p>0.000384186</text:p>
          </table:table-cell>
          <table:table-cell office:value-type="float" office:value="0.000614992">
            <text:p>0.00061499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251">
            <text:p>0.000423251</text:p>
          </table:table-cell>
          <table:table-cell office:value-type="float" office:value="0.000213691">
            <text:p>0.000213691</text:p>
          </table:table-cell>
          <table:table-cell office:value-type="float" office:value="0.000384487">
            <text:p>0.000384487</text:p>
          </table:table-cell>
          <table:table-cell office:value-type="float" office:value="0.000611344">
            <text:p>0.0006113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2107">
            <text:p>0.000422107</text:p>
          </table:table-cell>
          <table:table-cell office:value-type="float" office:value="0.000212801">
            <text:p>0.000212801</text:p>
          </table:table-cell>
          <table:table-cell office:value-type="float" office:value="0.000383598">
            <text:p>0.000383598</text:p>
          </table:table-cell>
          <table:table-cell office:value-type="float" office:value="0.000614458">
            <text:p>0.0006144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625">
            <text:p>0.000423625</text:p>
          </table:table-cell>
          <table:table-cell office:value-type="float" office:value="0.00021238">
            <text:p>0.00021238</text:p>
          </table:table-cell>
          <table:table-cell office:value-type="float" office:value="0.000384834">
            <text:p>0.000384834</text:p>
          </table:table-cell>
          <table:table-cell office:value-type="float" office:value="0.000614326">
            <text:p>0.0006143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3222">
            <text:p>0.000423222</text:p>
          </table:table-cell>
          <table:table-cell office:value-type="float" office:value="0.000231008">
            <text:p>0.000231008</text:p>
          </table:table-cell>
          <table:table-cell office:value-type="float" office:value="0.000384813">
            <text:p>0.000384813</text:p>
          </table:table-cell>
          <table:table-cell office:value-type="float" office:value="0.000611628">
            <text:p>0.0006116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9597">
            <text:p>0.000429597</text:p>
          </table:table-cell>
          <table:table-cell office:value-type="float" office:value="0.000214015">
            <text:p>0.000214015</text:p>
          </table:table-cell>
          <table:table-cell office:value-type="float" office:value="0.000382888">
            <text:p>0.000382888</text:p>
          </table:table-cell>
          <table:table-cell office:value-type="float" office:value="0.00061336">
            <text:p>0.000613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9205">
            <text:p>0.000429205</text:p>
          </table:table-cell>
          <table:table-cell office:value-type="float" office:value="0.000214099">
            <text:p>0.000214099</text:p>
          </table:table-cell>
          <table:table-cell office:value-type="float" office:value="0.000384656">
            <text:p>0.000384656</text:p>
          </table:table-cell>
          <table:table-cell office:value-type="float" office:value="0.000615628">
            <text:p>0.0006156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1565">
            <text:p>0.000421565</text:p>
          </table:table-cell>
          <table:table-cell office:value-type="float" office:value="0.000216347">
            <text:p>0.000216347</text:p>
          </table:table-cell>
          <table:table-cell office:value-type="float" office:value="0.00038452">
            <text:p>0.00038452</text:p>
          </table:table-cell>
          <table:table-cell office:value-type="float" office:value="0.000611905">
            <text:p>0.0006119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4202">
            <text:p>0.000894202</text:p>
          </table:table-cell>
          <table:table-cell office:value-type="float" office:value="0.000454434">
            <text:p>0.000454434</text:p>
          </table:table-cell>
          <table:table-cell office:value-type="float" office:value="0.000802919">
            <text:p>0.000802919</text:p>
          </table:table-cell>
          <table:table-cell office:value-type="float" office:value="0.00133815">
            <text:p>0.001338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1612">
            <text:p>0.000901612</text:p>
          </table:table-cell>
          <table:table-cell office:value-type="float" office:value="0.000454442">
            <text:p>0.000454442</text:p>
          </table:table-cell>
          <table:table-cell office:value-type="float" office:value="0.000808728">
            <text:p>0.000808728</text:p>
          </table:table-cell>
          <table:table-cell office:value-type="float" office:value="0.00133692">
            <text:p>0.0013369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6573">
            <text:p>0.000896573</text:p>
          </table:table-cell>
          <table:table-cell office:value-type="float" office:value="0.000454952">
            <text:p>0.000454952</text:p>
          </table:table-cell>
          <table:table-cell office:value-type="float" office:value="0.000806377">
            <text:p>0.000806377</text:p>
          </table:table-cell>
          <table:table-cell office:value-type="float" office:value="0.00135897">
            <text:p>0.0013589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7332">
            <text:p>0.000897332</text:p>
          </table:table-cell>
          <table:table-cell office:value-type="float" office:value="0.000460865">
            <text:p>0.000460865</text:p>
          </table:table-cell>
          <table:table-cell office:value-type="float" office:value="0.000807663">
            <text:p>0.000807663</text:p>
          </table:table-cell>
          <table:table-cell office:value-type="float" office:value="0.00151427">
            <text:p>0.0015142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9587">
            <text:p>0.000899587</text:p>
          </table:table-cell>
          <table:table-cell office:value-type="float" office:value="0.000454999">
            <text:p>0.000454999</text:p>
          </table:table-cell>
          <table:table-cell office:value-type="float" office:value="0.000809599">
            <text:p>0.000809599</text:p>
          </table:table-cell>
          <table:table-cell office:value-type="float" office:value="0.00133955">
            <text:p>0.001339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4658">
            <text:p>0.000894658</text:p>
          </table:table-cell>
          <table:table-cell office:value-type="float" office:value="0.000456112">
            <text:p>0.000456112</text:p>
          </table:table-cell>
          <table:table-cell office:value-type="float" office:value="0.000811822">
            <text:p>0.000811822</text:p>
          </table:table-cell>
          <table:table-cell office:value-type="float" office:value="0.00134051">
            <text:p>0.001340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6919">
            <text:p>0.000896919</text:p>
          </table:table-cell>
          <table:table-cell office:value-type="float" office:value="0.000453869">
            <text:p>0.000453869</text:p>
          </table:table-cell>
          <table:table-cell office:value-type="float" office:value="0.000808534">
            <text:p>0.000808534</text:p>
          </table:table-cell>
          <table:table-cell office:value-type="float" office:value="0.0013366">
            <text:p>0.00133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0448">
            <text:p>0.000890448</text:p>
          </table:table-cell>
          <table:table-cell office:value-type="float" office:value="0.000455">
            <text:p>0.000455</text:p>
          </table:table-cell>
          <table:table-cell office:value-type="float" office:value="0.000809615">
            <text:p>0.000809615</text:p>
          </table:table-cell>
          <table:table-cell office:value-type="float" office:value="0.00133988">
            <text:p>0.0013398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8815">
            <text:p>0.000898815</text:p>
          </table:table-cell>
          <table:table-cell office:value-type="float" office:value="0.000454138">
            <text:p>0.000454138</text:p>
          </table:table-cell>
          <table:table-cell office:value-type="float" office:value="0.000809629">
            <text:p>0.000809629</text:p>
          </table:table-cell>
          <table:table-cell office:value-type="float" office:value="0.00133596">
            <text:p>0.0013359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4858">
            <text:p>0.000894858</text:p>
          </table:table-cell>
          <table:table-cell office:value-type="float" office:value="0.000453625">
            <text:p>0.000453625</text:p>
          </table:table-cell>
          <table:table-cell office:value-type="float" office:value="0.000811278">
            <text:p>0.000811278</text:p>
          </table:table-cell>
          <table:table-cell office:value-type="float" office:value="0.00134446">
            <text:p>0.001344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9069">
            <text:p>0.000899069</text:p>
          </table:table-cell>
          <table:table-cell office:value-type="float" office:value="0.000453921">
            <text:p>0.000453921</text:p>
          </table:table-cell>
          <table:table-cell office:value-type="float" office:value="0.000810856">
            <text:p>0.000810856</text:p>
          </table:table-cell>
          <table:table-cell office:value-type="float" office:value="0.00133403">
            <text:p>0.0013340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7721">
            <text:p>0.000897721</text:p>
          </table:table-cell>
          <table:table-cell office:value-type="float" office:value="0.000456861">
            <text:p>0.000456861</text:p>
          </table:table-cell>
          <table:table-cell office:value-type="float" office:value="0.000804103">
            <text:p>0.000804103</text:p>
          </table:table-cell>
          <table:table-cell office:value-type="float" office:value="0.00133876">
            <text:p>0.0013387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89275">
            <text:p>0.000889275</text:p>
          </table:table-cell>
          <table:table-cell office:value-type="float" office:value="0.000453941">
            <text:p>0.000453941</text:p>
          </table:table-cell>
          <table:table-cell office:value-type="float" office:value="0.000804019">
            <text:p>0.000804019</text:p>
          </table:table-cell>
          <table:table-cell office:value-type="float" office:value="0.0013332">
            <text:p>0.001333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0002">
            <text:p>0.000900002</text:p>
          </table:table-cell>
          <table:table-cell office:value-type="float" office:value="0.000453767">
            <text:p>0.000453767</text:p>
          </table:table-cell>
          <table:table-cell office:value-type="float" office:value="0.000803197">
            <text:p>0.000803197</text:p>
          </table:table-cell>
          <table:table-cell office:value-type="float" office:value="0.00132449">
            <text:p>0.0013244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592">
            <text:p>0.00089592</text:p>
          </table:table-cell>
          <table:table-cell office:value-type="float" office:value="0.000456826">
            <text:p>0.000456826</text:p>
          </table:table-cell>
          <table:table-cell office:value-type="float" office:value="0.000809486">
            <text:p>0.000809486</text:p>
          </table:table-cell>
          <table:table-cell office:value-type="float" office:value="0.00133278">
            <text:p>0.0013327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6721">
            <text:p>0.000896721</text:p>
          </table:table-cell>
          <table:table-cell office:value-type="float" office:value="0.000452876">
            <text:p>0.000452876</text:p>
          </table:table-cell>
          <table:table-cell office:value-type="float" office:value="0.000804927">
            <text:p>0.000804927</text:p>
          </table:table-cell>
          <table:table-cell office:value-type="float" office:value="0.00133453">
            <text:p>0.001334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6945">
            <text:p>0.000896945</text:p>
          </table:table-cell>
          <table:table-cell office:value-type="float" office:value="0.000459338">
            <text:p>0.000459338</text:p>
          </table:table-cell>
          <table:table-cell office:value-type="float" office:value="0.000818444">
            <text:p>0.000818444</text:p>
          </table:table-cell>
          <table:table-cell office:value-type="float" office:value="0.00151855">
            <text:p>0.001518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7082">
            <text:p>0.000897082</text:p>
          </table:table-cell>
          <table:table-cell office:value-type="float" office:value="0.000453443">
            <text:p>0.000453443</text:p>
          </table:table-cell>
          <table:table-cell office:value-type="float" office:value="0.000803061">
            <text:p>0.000803061</text:p>
          </table:table-cell>
          <table:table-cell office:value-type="float" office:value="0.0013363">
            <text:p>0.00133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4967">
            <text:p>0.000904967</text:p>
          </table:table-cell>
          <table:table-cell office:value-type="float" office:value="0.000457419">
            <text:p>0.000457419</text:p>
          </table:table-cell>
          <table:table-cell office:value-type="float" office:value="0.000806452">
            <text:p>0.000806452</text:p>
          </table:table-cell>
          <table:table-cell office:value-type="float" office:value="0.00133234">
            <text:p>0.001332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3058">
            <text:p>0.000903058</text:p>
          </table:table-cell>
          <table:table-cell office:value-type="float" office:value="0.000458023">
            <text:p>0.000458023</text:p>
          </table:table-cell>
          <table:table-cell office:value-type="float" office:value="0.000806462">
            <text:p>0.000806462</text:p>
          </table:table-cell>
          <table:table-cell office:value-type="float" office:value="0.00133843">
            <text:p>0.001338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283">
            <text:p>0.00090283</text:p>
          </table:table-cell>
          <table:table-cell office:value-type="float" office:value="0.000453447">
            <text:p>0.000453447</text:p>
          </table:table-cell>
          <table:table-cell office:value-type="float" office:value="0.000812017">
            <text:p>0.000812017</text:p>
          </table:table-cell>
          <table:table-cell office:value-type="float" office:value="0.00133208">
            <text:p>0.001332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0126">
            <text:p>0.000900126</text:p>
          </table:table-cell>
          <table:table-cell office:value-type="float" office:value="0.000460201">
            <text:p>0.000460201</text:p>
          </table:table-cell>
          <table:table-cell office:value-type="float" office:value="0.000809171">
            <text:p>0.000809171</text:p>
          </table:table-cell>
          <table:table-cell office:value-type="float" office:value="0.0013293">
            <text:p>0.001329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0543">
            <text:p>0.000900543</text:p>
          </table:table-cell>
          <table:table-cell office:value-type="float" office:value="0.000459528">
            <text:p>0.000459528</text:p>
          </table:table-cell>
          <table:table-cell office:value-type="float" office:value="0.000890264">
            <text:p>0.000890264</text:p>
          </table:table-cell>
          <table:table-cell office:value-type="float" office:value="0.00144891">
            <text:p>0.0014489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99133">
            <text:p>0.000899133</text:p>
          </table:table-cell>
          <table:table-cell office:value-type="float" office:value="0.000454268">
            <text:p>0.000454268</text:p>
          </table:table-cell>
          <table:table-cell office:value-type="float" office:value="0.000820712">
            <text:p>0.000820712</text:p>
          </table:table-cell>
          <table:table-cell office:value-type="float" office:value="0.00133196">
            <text:p>0.0013319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46501">
            <text:p>0.000946501</text:p>
          </table:table-cell>
          <table:table-cell office:value-type="float" office:value="0.000456433">
            <text:p>0.000456433</text:p>
          </table:table-cell>
          <table:table-cell office:value-type="float" office:value="0.000806622">
            <text:p>0.000806622</text:p>
          </table:table-cell>
          <table:table-cell office:value-type="float" office:value="0.00133023">
            <text:p>0.001330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207">
            <text:p>0.00187207</text:p>
          </table:table-cell>
          <table:table-cell office:value-type="float" office:value="0.00106131">
            <text:p>0.00106131</text:p>
          </table:table-cell>
          <table:table-cell office:value-type="float" office:value="0.00174045">
            <text:p>0.00174045</text:p>
          </table:table-cell>
          <table:table-cell office:value-type="float" office:value="0.00292092">
            <text:p>0.0029209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978">
            <text:p>0.00187978</text:p>
          </table:table-cell>
          <table:table-cell office:value-type="float" office:value="0.000964476">
            <text:p>0.000964476</text:p>
          </table:table-cell>
          <table:table-cell office:value-type="float" office:value="0.00168712">
            <text:p>0.00168712</text:p>
          </table:table-cell>
          <table:table-cell office:value-type="float" office:value="0.00294774">
            <text:p>0.0029477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6652">
            <text:p>0.00186652</text:p>
          </table:table-cell>
          <table:table-cell office:value-type="float" office:value="0.000969025">
            <text:p>0.000969025</text:p>
          </table:table-cell>
          <table:table-cell office:value-type="float" office:value="0.00169718">
            <text:p>0.00169718</text:p>
          </table:table-cell>
          <table:table-cell office:value-type="float" office:value="0.00293861">
            <text:p>0.002938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374">
            <text:p>0.00188374</text:p>
          </table:table-cell>
          <table:table-cell office:value-type="float" office:value="0.000972075">
            <text:p>0.000972075</text:p>
          </table:table-cell>
          <table:table-cell office:value-type="float" office:value="0.00169209">
            <text:p>0.00169209</text:p>
          </table:table-cell>
          <table:table-cell office:value-type="float" office:value="0.00292898">
            <text:p>0.0029289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522">
            <text:p>0.00187522</text:p>
          </table:table-cell>
          <table:table-cell office:value-type="float" office:value="0.000971587">
            <text:p>0.000971587</text:p>
          </table:table-cell>
          <table:table-cell office:value-type="float" office:value="0.00169586">
            <text:p>0.00169586</text:p>
          </table:table-cell>
          <table:table-cell office:value-type="float" office:value="0.00294037">
            <text:p>0.002940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244">
            <text:p>0.00187244</text:p>
          </table:table-cell>
          <table:table-cell office:value-type="float" office:value="0.000964351">
            <text:p>0.000964351</text:p>
          </table:table-cell>
          <table:table-cell office:value-type="float" office:value="0.00170249">
            <text:p>0.00170249</text:p>
          </table:table-cell>
          <table:table-cell office:value-type="float" office:value="0.00293773">
            <text:p>0.0029377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977">
            <text:p>0.00187977</text:p>
          </table:table-cell>
          <table:table-cell office:value-type="float" office:value="0.000970874">
            <text:p>0.000970874</text:p>
          </table:table-cell>
          <table:table-cell office:value-type="float" office:value="0.00169646">
            <text:p>0.00169646</text:p>
          </table:table-cell>
          <table:table-cell office:value-type="float" office:value="0.00293096">
            <text:p>0.0029309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649">
            <text:p>0.00187649</text:p>
          </table:table-cell>
          <table:table-cell office:value-type="float" office:value="0.000963314">
            <text:p>0.000963314</text:p>
          </table:table-cell>
          <table:table-cell office:value-type="float" office:value="0.00169666">
            <text:p>0.00169666</text:p>
          </table:table-cell>
          <table:table-cell office:value-type="float" office:value="0.00293468">
            <text:p>0.002934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133">
            <text:p>0.00188133</text:p>
          </table:table-cell>
          <table:table-cell office:value-type="float" office:value="0.000966773">
            <text:p>0.000966773</text:p>
          </table:table-cell>
          <table:table-cell office:value-type="float" office:value="0.00169204">
            <text:p>0.00169204</text:p>
          </table:table-cell>
          <table:table-cell office:value-type="float" office:value="0.00295207">
            <text:p>0.0029520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016">
            <text:p>0.00188016</text:p>
          </table:table-cell>
          <table:table-cell office:value-type="float" office:value="0.000969125">
            <text:p>0.000969125</text:p>
          </table:table-cell>
          <table:table-cell office:value-type="float" office:value="0.00168892">
            <text:p>0.00168892</text:p>
          </table:table-cell>
          <table:table-cell office:value-type="float" office:value="0.00293799">
            <text:p>0.0029379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6492">
            <text:p>0.00186492</text:p>
          </table:table-cell>
          <table:table-cell office:value-type="float" office:value="0.000969288">
            <text:p>0.000969288</text:p>
          </table:table-cell>
          <table:table-cell office:value-type="float" office:value="0.00168843">
            <text:p>0.00168843</text:p>
          </table:table-cell>
          <table:table-cell office:value-type="float" office:value="0.00294533">
            <text:p>0.002945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351">
            <text:p>0.00188351</text:p>
          </table:table-cell>
          <table:table-cell office:value-type="float" office:value="0.000967525">
            <text:p>0.000967525</text:p>
          </table:table-cell>
          <table:table-cell office:value-type="float" office:value="0.00169751">
            <text:p>0.00169751</text:p>
          </table:table-cell>
          <table:table-cell office:value-type="float" office:value="0.00293174">
            <text:p>0.0029317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201683">
            <text:p>0.00201683</text:p>
          </table:table-cell>
          <table:table-cell office:value-type="float" office:value="0.00103154">
            <text:p>0.00103154</text:p>
          </table:table-cell>
          <table:table-cell office:value-type="float" office:value="0.0016946">
            <text:p>0.0016946</text:p>
          </table:table-cell>
          <table:table-cell office:value-type="float" office:value="0.00294548">
            <text:p>0.0029454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602">
            <text:p>0.00187602</text:p>
          </table:table-cell>
          <table:table-cell office:value-type="float" office:value="0.000991259">
            <text:p>0.000991259</text:p>
          </table:table-cell>
          <table:table-cell office:value-type="float" office:value="0.00171427">
            <text:p>0.00171427</text:p>
          </table:table-cell>
          <table:table-cell office:value-type="float" office:value="0.00293518">
            <text:p>0.002935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628">
            <text:p>0.00188628</text:p>
          </table:table-cell>
          <table:table-cell office:value-type="float" office:value="0.000965182">
            <text:p>0.000965182</text:p>
          </table:table-cell>
          <table:table-cell office:value-type="float" office:value="0.00168638">
            <text:p>0.00168638</text:p>
          </table:table-cell>
          <table:table-cell office:value-type="float" office:value="0.00295102">
            <text:p>0.0029510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212">
            <text:p>0.00187212</text:p>
          </table:table-cell>
          <table:table-cell office:value-type="float" office:value="0.000959283">
            <text:p>0.000959283</text:p>
          </table:table-cell>
          <table:table-cell office:value-type="float" office:value="0.00168183">
            <text:p>0.00168183</text:p>
          </table:table-cell>
          <table:table-cell office:value-type="float" office:value="0.00293859">
            <text:p>0.0029385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865">
            <text:p>0.00187865</text:p>
          </table:table-cell>
          <table:table-cell office:value-type="float" office:value="0.000971107">
            <text:p>0.000971107</text:p>
          </table:table-cell>
          <table:table-cell office:value-type="float" office:value="0.00168924">
            <text:p>0.00168924</text:p>
          </table:table-cell>
          <table:table-cell office:value-type="float" office:value="0.00297521">
            <text:p>0.002975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142">
            <text:p>0.00188142</text:p>
          </table:table-cell>
          <table:table-cell office:value-type="float" office:value="0.000985717">
            <text:p>0.000985717</text:p>
          </table:table-cell>
          <table:table-cell office:value-type="float" office:value="0.00169217">
            <text:p>0.00169217</text:p>
          </table:table-cell>
          <table:table-cell office:value-type="float" office:value="0.00293036">
            <text:p>0.002930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639">
            <text:p>0.00188639</text:p>
          </table:table-cell>
          <table:table-cell office:value-type="float" office:value="0.000971549">
            <text:p>0.000971549</text:p>
          </table:table-cell>
          <table:table-cell office:value-type="float" office:value="0.00169318">
            <text:p>0.00169318</text:p>
          </table:table-cell>
          <table:table-cell office:value-type="float" office:value="0.00295339">
            <text:p>0.002953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068">
            <text:p>0.00188068</text:p>
          </table:table-cell>
          <table:table-cell office:value-type="float" office:value="0.000965911">
            <text:p>0.000965911</text:p>
          </table:table-cell>
          <table:table-cell office:value-type="float" office:value="0.00169267">
            <text:p>0.00169267</text:p>
          </table:table-cell>
          <table:table-cell office:value-type="float" office:value="0.0029408">
            <text:p>0.00294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878">
            <text:p>0.00187878</text:p>
          </table:table-cell>
          <table:table-cell office:value-type="float" office:value="0.000970937">
            <text:p>0.000970937</text:p>
          </table:table-cell>
          <table:table-cell office:value-type="float" office:value="0.00169061">
            <text:p>0.00169061</text:p>
          </table:table-cell>
          <table:table-cell office:value-type="float" office:value="0.00294686">
            <text:p>0.0029468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8351">
            <text:p>0.00188351</text:p>
          </table:table-cell>
          <table:table-cell office:value-type="float" office:value="0.000969963">
            <text:p>0.000969963</text:p>
          </table:table-cell>
          <table:table-cell office:value-type="float" office:value="0.00169657">
            <text:p>0.00169657</text:p>
          </table:table-cell>
          <table:table-cell office:value-type="float" office:value="0.00292862">
            <text:p>0.0029286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1298">
            <text:p>0.00191298</text:p>
          </table:table-cell>
          <table:table-cell office:value-type="float" office:value="0.000969346">
            <text:p>0.000969346</text:p>
          </table:table-cell>
          <table:table-cell office:value-type="float" office:value="0.0016935">
            <text:p>0.0016935</text:p>
          </table:table-cell>
          <table:table-cell office:value-type="float" office:value="0.00293928">
            <text:p>0.002939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786">
            <text:p>0.00187786</text:p>
          </table:table-cell>
          <table:table-cell office:value-type="float" office:value="0.000968859">
            <text:p>0.000968859</text:p>
          </table:table-cell>
          <table:table-cell office:value-type="float" office:value="0.00169213">
            <text:p>0.00169213</text:p>
          </table:table-cell>
          <table:table-cell office:value-type="float" office:value="0.00294591">
            <text:p>0.0029459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7481">
            <text:p>0.00187481</text:p>
          </table:table-cell>
          <table:table-cell office:value-type="float" office:value="0.000968908">
            <text:p>0.000968908</text:p>
          </table:table-cell>
          <table:table-cell office:value-type="float" office:value="0.00168988">
            <text:p>0.00168988</text:p>
          </table:table-cell>
          <table:table-cell office:value-type="float" office:value="0.00293764">
            <text:p>0.0029376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03997">
            <text:p>0.00403997</text:p>
          </table:table-cell>
          <table:table-cell office:value-type="float" office:value="0.00205375">
            <text:p>0.00205375</text:p>
          </table:table-cell>
          <table:table-cell office:value-type="float" office:value="0.00354422">
            <text:p>0.00354422</text:p>
          </table:table-cell>
          <table:table-cell office:value-type="float" office:value="0.00650211">
            <text:p>0.006502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846">
            <text:p>0.00392846</text:p>
          </table:table-cell>
          <table:table-cell office:value-type="float" office:value="0.00211236">
            <text:p>0.00211236</text:p>
          </table:table-cell>
          <table:table-cell office:value-type="float" office:value="0.00375858">
            <text:p>0.00375858</text:p>
          </table:table-cell>
          <table:table-cell office:value-type="float" office:value="0.0064792">
            <text:p>0.006479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283">
            <text:p>0.00392283</text:p>
          </table:table-cell>
          <table:table-cell office:value-type="float" office:value="0.00203627">
            <text:p>0.00203627</text:p>
          </table:table-cell>
          <table:table-cell office:value-type="float" office:value="0.00354553">
            <text:p>0.00354553</text:p>
          </table:table-cell>
          <table:table-cell office:value-type="float" office:value="0.00643511">
            <text:p>0.006435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05006">
            <text:p>0.00405006</text:p>
          </table:table-cell>
          <table:table-cell office:value-type="float" office:value="0.00234719">
            <text:p>0.00234719</text:p>
          </table:table-cell>
          <table:table-cell office:value-type="float" office:value="0.00355295">
            <text:p>0.00355295</text:p>
          </table:table-cell>
          <table:table-cell office:value-type="float" office:value="0.00647837">
            <text:p>0.006478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3873">
            <text:p>0.00393873</text:p>
          </table:table-cell>
          <table:table-cell office:value-type="float" office:value="0.00203564">
            <text:p>0.00203564</text:p>
          </table:table-cell>
          <table:table-cell office:value-type="float" office:value="0.00355907">
            <text:p>0.00355907</text:p>
          </table:table-cell>
          <table:table-cell office:value-type="float" office:value="0.00646389">
            <text:p>0.0064638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963">
            <text:p>0.00391963</text:p>
          </table:table-cell>
          <table:table-cell office:value-type="float" office:value="0.00203118">
            <text:p>0.00203118</text:p>
          </table:table-cell>
          <table:table-cell office:value-type="float" office:value="0.00352617">
            <text:p>0.00352617</text:p>
          </table:table-cell>
          <table:table-cell office:value-type="float" office:value="0.00649201">
            <text:p>0.006492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6289">
            <text:p>0.0046289</text:p>
          </table:table-cell>
          <table:table-cell office:value-type="float" office:value="0.00209053">
            <text:p>0.00209053</text:p>
          </table:table-cell>
          <table:table-cell office:value-type="float" office:value="0.00354147">
            <text:p>0.00354147</text:p>
          </table:table-cell>
          <table:table-cell office:value-type="float" office:value="0.00646473">
            <text:p>0.0064647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42">
            <text:p>0.0039242</text:p>
          </table:table-cell>
          <table:table-cell office:value-type="float" office:value="0.00202731">
            <text:p>0.00202731</text:p>
          </table:table-cell>
          <table:table-cell office:value-type="float" office:value="0.00355003">
            <text:p>0.00355003</text:p>
          </table:table-cell>
          <table:table-cell office:value-type="float" office:value="0.00647778">
            <text:p>0.0064777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533">
            <text:p>0.00392533</text:p>
          </table:table-cell>
          <table:table-cell office:value-type="float" office:value="0.00203917">
            <text:p>0.00203917</text:p>
          </table:table-cell>
          <table:table-cell office:value-type="float" office:value="0.00354262">
            <text:p>0.00354262</text:p>
          </table:table-cell>
          <table:table-cell office:value-type="float" office:value="0.00647059">
            <text:p>0.0064705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0327">
            <text:p>0.00390327</text:p>
          </table:table-cell>
          <table:table-cell office:value-type="float" office:value="0.0020397">
            <text:p>0.0020397</text:p>
          </table:table-cell>
          <table:table-cell office:value-type="float" office:value="0.00354461">
            <text:p>0.00354461</text:p>
          </table:table-cell>
          <table:table-cell office:value-type="float" office:value="0.00645453">
            <text:p>0.0064545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536">
            <text:p>0.00391536</text:p>
          </table:table-cell>
          <table:table-cell office:value-type="float" office:value="0.00204619">
            <text:p>0.00204619</text:p>
          </table:table-cell>
          <table:table-cell office:value-type="float" office:value="0.00355762">
            <text:p>0.00355762</text:p>
          </table:table-cell>
          <table:table-cell office:value-type="float" office:value="0.00687829">
            <text:p>0.006878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27911">
            <text:p>0.00427911</text:p>
          </table:table-cell>
          <table:table-cell office:value-type="float" office:value="0.00208105">
            <text:p>0.00208105</text:p>
          </table:table-cell>
          <table:table-cell office:value-type="float" office:value="0.00373885">
            <text:p>0.00373885</text:p>
          </table:table-cell>
          <table:table-cell office:value-type="float" office:value="0.00646381">
            <text:p>0.006463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478">
            <text:p>0.00392478</text:p>
          </table:table-cell>
          <table:table-cell office:value-type="float" office:value="0.00203064">
            <text:p>0.00203064</text:p>
          </table:table-cell>
          <table:table-cell office:value-type="float" office:value="0.00355827">
            <text:p>0.00355827</text:p>
          </table:table-cell>
          <table:table-cell office:value-type="float" office:value="0.00644392">
            <text:p>0.0064439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0823">
            <text:p>0.00390823</text:p>
          </table:table-cell>
          <table:table-cell office:value-type="float" office:value="0.00204834">
            <text:p>0.00204834</text:p>
          </table:table-cell>
          <table:table-cell office:value-type="float" office:value="0.00354823">
            <text:p>0.00354823</text:p>
          </table:table-cell>
          <table:table-cell office:value-type="float" office:value="0.00644122">
            <text:p>0.006441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4841">
            <text:p>0.00394841</text:p>
          </table:table-cell>
          <table:table-cell office:value-type="float" office:value="0.00205306">
            <text:p>0.00205306</text:p>
          </table:table-cell>
          <table:table-cell office:value-type="float" office:value="0.00366525">
            <text:p>0.00366525</text:p>
          </table:table-cell>
          <table:table-cell office:value-type="float" office:value="0.00650639">
            <text:p>0.006506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288">
            <text:p>0.00391288</text:p>
          </table:table-cell>
          <table:table-cell office:value-type="float" office:value="0.00204214">
            <text:p>0.00204214</text:p>
          </table:table-cell>
          <table:table-cell office:value-type="float" office:value="0.00377372">
            <text:p>0.00377372</text:p>
          </table:table-cell>
          <table:table-cell office:value-type="float" office:value="0.00646564">
            <text:p>0.0064656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23">
            <text:p>0.00423</text:p>
          </table:table-cell>
          <table:table-cell office:value-type="float" office:value="0.00220445">
            <text:p>0.00220445</text:p>
          </table:table-cell>
          <table:table-cell office:value-type="float" office:value="0.00359689">
            <text:p>0.00359689</text:p>
          </table:table-cell>
          <table:table-cell office:value-type="float" office:value="0.00652827">
            <text:p>0.006528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728">
            <text:p>0.00391728</text:p>
          </table:table-cell>
          <table:table-cell office:value-type="float" office:value="0.00203721">
            <text:p>0.00203721</text:p>
          </table:table-cell>
          <table:table-cell office:value-type="float" office:value="0.0035026">
            <text:p>0.0035026</text:p>
          </table:table-cell>
          <table:table-cell office:value-type="float" office:value="0.00662396">
            <text:p>0.0066239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0689">
            <text:p>0.00390689</text:p>
          </table:table-cell>
          <table:table-cell office:value-type="float" office:value="0.00203075">
            <text:p>0.00203075</text:p>
          </table:table-cell>
          <table:table-cell office:value-type="float" office:value="0.00356751">
            <text:p>0.00356751</text:p>
          </table:table-cell>
          <table:table-cell office:value-type="float" office:value="0.00649285">
            <text:p>0.0064928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999">
            <text:p>0.00391999</text:p>
          </table:table-cell>
          <table:table-cell office:value-type="float" office:value="0.00203233">
            <text:p>0.00203233</text:p>
          </table:table-cell>
          <table:table-cell office:value-type="float" office:value="0.00357194">
            <text:p>0.00357194</text:p>
          </table:table-cell>
          <table:table-cell office:value-type="float" office:value="0.00648472">
            <text:p>0.0064847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752">
            <text:p>0.00391752</text:p>
          </table:table-cell>
          <table:table-cell office:value-type="float" office:value="0.00203298">
            <text:p>0.00203298</text:p>
          </table:table-cell>
          <table:table-cell office:value-type="float" office:value="0.00354037">
            <text:p>0.00354037</text:p>
          </table:table-cell>
          <table:table-cell office:value-type="float" office:value="0.0064681">
            <text:p>0.00646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4029">
            <text:p>0.00394029</text:p>
          </table:table-cell>
          <table:table-cell office:value-type="float" office:value="0.00203846">
            <text:p>0.00203846</text:p>
          </table:table-cell>
          <table:table-cell office:value-type="float" office:value="0.00352706">
            <text:p>0.00352706</text:p>
          </table:table-cell>
          <table:table-cell office:value-type="float" office:value="0.00651818">
            <text:p>0.0065181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659">
            <text:p>0.00392659</text:p>
          </table:table-cell>
          <table:table-cell office:value-type="float" office:value="0.00203722">
            <text:p>0.00203722</text:p>
          </table:table-cell>
          <table:table-cell office:value-type="float" office:value="0.00357606">
            <text:p>0.00357606</text:p>
          </table:table-cell>
          <table:table-cell office:value-type="float" office:value="0.0064968">
            <text:p>0.006496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401622">
            <text:p>0.00401622</text:p>
          </table:table-cell>
          <table:table-cell office:value-type="float" office:value="0.00203461">
            <text:p>0.00203461</text:p>
          </table:table-cell>
          <table:table-cell office:value-type="float" office:value="0.00392353">
            <text:p>0.00392353</text:p>
          </table:table-cell>
          <table:table-cell office:value-type="float" office:value="0.00652528">
            <text:p>0.006525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1198">
            <text:p>0.00391198</text:p>
          </table:table-cell>
          <table:table-cell office:value-type="float" office:value="0.00204079">
            <text:p>0.00204079</text:p>
          </table:table-cell>
          <table:table-cell office:value-type="float" office:value="0.00352993">
            <text:p>0.00352993</text:p>
          </table:table-cell>
          <table:table-cell office:value-type="float" office:value="0.00645281">
            <text:p>0.0064528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0638">
            <text:p>0.00810638</text:p>
          </table:table-cell>
          <table:table-cell office:value-type="float" office:value="0.0042205">
            <text:p>0.0042205</text:p>
          </table:table-cell>
          <table:table-cell office:value-type="float" office:value="0.00746264">
            <text:p>0.00746264</text:p>
          </table:table-cell>
          <table:table-cell office:value-type="float" office:value="0.014201">
            <text:p>0.0142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1566">
            <text:p>0.00811566</text:p>
          </table:table-cell>
          <table:table-cell office:value-type="float" office:value="0.00427416">
            <text:p>0.00427416</text:p>
          </table:table-cell>
          <table:table-cell office:value-type="float" office:value="0.00746487">
            <text:p>0.00746487</text:p>
          </table:table-cell>
          <table:table-cell office:value-type="float" office:value="0.0142417">
            <text:p>0.014241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09222">
            <text:p>0.00809222</text:p>
          </table:table-cell>
          <table:table-cell office:value-type="float" office:value="0.00422632">
            <text:p>0.00422632</text:p>
          </table:table-cell>
          <table:table-cell office:value-type="float" office:value="0.00745253">
            <text:p>0.00745253</text:p>
          </table:table-cell>
          <table:table-cell office:value-type="float" office:value="0.0141654">
            <text:p>0.014165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3853">
            <text:p>0.00813853</text:p>
          </table:table-cell>
          <table:table-cell office:value-type="float" office:value="0.00424362">
            <text:p>0.00424362</text:p>
          </table:table-cell>
          <table:table-cell office:value-type="float" office:value="0.0074603">
            <text:p>0.0074603</text:p>
          </table:table-cell>
          <table:table-cell office:value-type="float" office:value="0.0141711">
            <text:p>0.014171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0087">
            <text:p>0.00810087</text:p>
          </table:table-cell>
          <table:table-cell office:value-type="float" office:value="0.00422601">
            <text:p>0.00422601</text:p>
          </table:table-cell>
          <table:table-cell office:value-type="float" office:value="0.00746363">
            <text:p>0.00746363</text:p>
          </table:table-cell>
          <table:table-cell office:value-type="float" office:value="0.0141852">
            <text:p>0.014185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1314">
            <text:p>0.00811314</text:p>
          </table:table-cell>
          <table:table-cell office:value-type="float" office:value="0.00421458">
            <text:p>0.00421458</text:p>
          </table:table-cell>
          <table:table-cell office:value-type="float" office:value="0.00747665">
            <text:p>0.00747665</text:p>
          </table:table-cell>
          <table:table-cell office:value-type="float" office:value="0.0143743">
            <text:p>0.014374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0969">
            <text:p>0.00810969</text:p>
          </table:table-cell>
          <table:table-cell office:value-type="float" office:value="0.00435649">
            <text:p>0.00435649</text:p>
          </table:table-cell>
          <table:table-cell office:value-type="float" office:value="0.00747319">
            <text:p>0.00747319</text:p>
          </table:table-cell>
          <table:table-cell office:value-type="float" office:value="0.0141367">
            <text:p>0.014136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026">
            <text:p>0.00812026</text:p>
          </table:table-cell>
          <table:table-cell office:value-type="float" office:value="0.00424418">
            <text:p>0.00424418</text:p>
          </table:table-cell>
          <table:table-cell office:value-type="float" office:value="0.0074697">
            <text:p>0.0074697</text:p>
          </table:table-cell>
          <table:table-cell office:value-type="float" office:value="0.0141372">
            <text:p>0.014137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09587">
            <text:p>0.00809587</text:p>
          </table:table-cell>
          <table:table-cell office:value-type="float" office:value="0.00446604">
            <text:p>0.00446604</text:p>
          </table:table-cell>
          <table:table-cell office:value-type="float" office:value="0.00808621">
            <text:p>0.00808621</text:p>
          </table:table-cell>
          <table:table-cell office:value-type="float" office:value="0.0143903">
            <text:p>0.014390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30098">
            <text:p>0.00830098</text:p>
          </table:table-cell>
          <table:table-cell office:value-type="float" office:value="0.00423506">
            <text:p>0.00423506</text:p>
          </table:table-cell>
          <table:table-cell office:value-type="float" office:value="0.0074684">
            <text:p>0.0074684</text:p>
          </table:table-cell>
          <table:table-cell office:value-type="float" office:value="0.0149004">
            <text:p>0.014900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1874">
            <text:p>0.00811874</text:p>
          </table:table-cell>
          <table:table-cell office:value-type="float" office:value="0.00423663">
            <text:p>0.00423663</text:p>
          </table:table-cell>
          <table:table-cell office:value-type="float" office:value="0.00745088">
            <text:p>0.00745088</text:p>
          </table:table-cell>
          <table:table-cell office:value-type="float" office:value="0.0143075">
            <text:p>0.014307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073">
            <text:p>0.00812073</text:p>
          </table:table-cell>
          <table:table-cell office:value-type="float" office:value="0.00422772">
            <text:p>0.00422772</text:p>
          </table:table-cell>
          <table:table-cell office:value-type="float" office:value="0.00745728">
            <text:p>0.00745728</text:p>
          </table:table-cell>
          <table:table-cell office:value-type="float" office:value="0.0141543">
            <text:p>0.014154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51706">
            <text:p>0.00851706</text:p>
          </table:table-cell>
          <table:table-cell office:value-type="float" office:value="0.0042447">
            <text:p>0.0042447</text:p>
          </table:table-cell>
          <table:table-cell office:value-type="float" office:value="0.00744727">
            <text:p>0.00744727</text:p>
          </table:table-cell>
          <table:table-cell office:value-type="float" office:value="0.0143016">
            <text:p>0.014301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098">
            <text:p>0.00812098</text:p>
          </table:table-cell>
          <table:table-cell office:value-type="float" office:value="0.00423381">
            <text:p>0.00423381</text:p>
          </table:table-cell>
          <table:table-cell office:value-type="float" office:value="0.00749539">
            <text:p>0.00749539</text:p>
          </table:table-cell>
          <table:table-cell office:value-type="float" office:value="0.0143869">
            <text:p>0.014386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20189">
            <text:p>0.00820189</text:p>
          </table:table-cell>
          <table:table-cell office:value-type="float" office:value="0.00422997">
            <text:p>0.00422997</text:p>
          </table:table-cell>
          <table:table-cell office:value-type="float" office:value="0.00745511">
            <text:p>0.00745511</text:p>
          </table:table-cell>
          <table:table-cell office:value-type="float" office:value="0.0147108">
            <text:p>0.014710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24294">
            <text:p>0.00824294</text:p>
          </table:table-cell>
          <table:table-cell office:value-type="float" office:value="0.00421586">
            <text:p>0.00421586</text:p>
          </table:table-cell>
          <table:table-cell office:value-type="float" office:value="0.00745386">
            <text:p>0.00745386</text:p>
          </table:table-cell>
          <table:table-cell office:value-type="float" office:value="0.0142629">
            <text:p>0.014262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91542">
            <text:p>0.00891542</text:p>
          </table:table-cell>
          <table:table-cell office:value-type="float" office:value="0.00437353">
            <text:p>0.00437353</text:p>
          </table:table-cell>
          <table:table-cell office:value-type="float" office:value="0.00745683">
            <text:p>0.00745683</text:p>
          </table:table-cell>
          <table:table-cell office:value-type="float" office:value="0.0141905">
            <text:p>0.014190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4438">
            <text:p>0.00814438</text:p>
          </table:table-cell>
          <table:table-cell office:value-type="float" office:value="0.00441415">
            <text:p>0.00441415</text:p>
          </table:table-cell>
          <table:table-cell office:value-type="float" office:value="0.00767018">
            <text:p>0.00767018</text:p>
          </table:table-cell>
          <table:table-cell office:value-type="float" office:value="0.0143356">
            <text:p>0.01433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54667">
            <text:p>0.00854667</text:p>
          </table:table-cell>
          <table:table-cell office:value-type="float" office:value="0.00487053">
            <text:p>0.00487053</text:p>
          </table:table-cell>
          <table:table-cell office:value-type="float" office:value="0.00766621">
            <text:p>0.00766621</text:p>
          </table:table-cell>
          <table:table-cell office:value-type="float" office:value="0.0144517">
            <text:p>0.014451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799">
            <text:p>0.00812799</text:p>
          </table:table-cell>
          <table:table-cell office:value-type="float" office:value="0.00424235">
            <text:p>0.00424235</text:p>
          </table:table-cell>
          <table:table-cell office:value-type="float" office:value="0.007511">
            <text:p>0.007511</text:p>
          </table:table-cell>
          <table:table-cell office:value-type="float" office:value="0.0141934">
            <text:p>0.014193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3099">
            <text:p>0.00813099</text:p>
          </table:table-cell>
          <table:table-cell office:value-type="float" office:value="0.00421516">
            <text:p>0.00421516</text:p>
          </table:table-cell>
          <table:table-cell office:value-type="float" office:value="0.00747238">
            <text:p>0.00747238</text:p>
          </table:table-cell>
          <table:table-cell office:value-type="float" office:value="0.0142525">
            <text:p>0.014252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55922">
            <text:p>0.00855922</text:p>
          </table:table-cell>
          <table:table-cell office:value-type="float" office:value="0.00425006">
            <text:p>0.00425006</text:p>
          </table:table-cell>
          <table:table-cell office:value-type="float" office:value="0.00750566">
            <text:p>0.00750566</text:p>
          </table:table-cell>
          <table:table-cell office:value-type="float" office:value="0.0141648">
            <text:p>0.014164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1344">
            <text:p>0.00811344</text:p>
          </table:table-cell>
          <table:table-cell office:value-type="float" office:value="0.00425506">
            <text:p>0.00425506</text:p>
          </table:table-cell>
          <table:table-cell office:value-type="float" office:value="0.00745586">
            <text:p>0.00745586</text:p>
          </table:table-cell>
          <table:table-cell office:value-type="float" office:value="0.0141948">
            <text:p>0.014194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2815">
            <text:p>0.00812815</text:p>
          </table:table-cell>
          <table:table-cell office:value-type="float" office:value="0.00420483">
            <text:p>0.00420483</text:p>
          </table:table-cell>
          <table:table-cell office:value-type="float" office:value="0.00746788">
            <text:p>0.00746788</text:p>
          </table:table-cell>
          <table:table-cell office:value-type="float" office:value="0.0141734">
            <text:p>0.014173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0404">
            <text:p>0.00810404</text:p>
          </table:table-cell>
          <table:table-cell office:value-type="float" office:value="0.00421584">
            <text:p>0.00421584</text:p>
          </table:table-cell>
          <table:table-cell office:value-type="float" office:value="0.00743955">
            <text:p>0.00743955</text:p>
          </table:table-cell>
          <table:table-cell office:value-type="float" office:value="0.0141658">
            <text:p>0.014165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847">
            <text:p>0.0167847</text:p>
          </table:table-cell>
          <table:table-cell office:value-type="float" office:value="0.00877504">
            <text:p>0.00877504</text:p>
          </table:table-cell>
          <table:table-cell office:value-type="float" office:value="0.0154373">
            <text:p>0.0154373</text:p>
          </table:table-cell>
          <table:table-cell office:value-type="float" office:value="0.0317834">
            <text:p>0.031783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82765">
            <text:p>0.0182765</text:p>
          </table:table-cell>
          <table:table-cell office:value-type="float" office:value="0.00883409">
            <text:p>0.00883409</text:p>
          </table:table-cell>
          <table:table-cell office:value-type="float" office:value="0.0154711">
            <text:p>0.0154711</text:p>
          </table:table-cell>
          <table:table-cell office:value-type="float" office:value="0.0314413">
            <text:p>0.031441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546">
            <text:p>0.0168546</text:p>
          </table:table-cell>
          <table:table-cell office:value-type="float" office:value="0.00877817">
            <text:p>0.00877817</text:p>
          </table:table-cell>
          <table:table-cell office:value-type="float" office:value="0.0158439">
            <text:p>0.0158439</text:p>
          </table:table-cell>
          <table:table-cell office:value-type="float" office:value="0.0318856">
            <text:p>0.03188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5">
            <text:p>0.01685</text:p>
          </table:table-cell>
          <table:table-cell office:value-type="float" office:value="0.0087775">
            <text:p>0.0087775</text:p>
          </table:table-cell>
          <table:table-cell office:value-type="float" office:value="0.0154813">
            <text:p>0.0154813</text:p>
          </table:table-cell>
          <table:table-cell office:value-type="float" office:value="0.0315206">
            <text:p>0.03152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727">
            <text:p>0.0169727</text:p>
          </table:table-cell>
          <table:table-cell office:value-type="float" office:value="0.00884446">
            <text:p>0.00884446</text:p>
          </table:table-cell>
          <table:table-cell office:value-type="float" office:value="0.0155011">
            <text:p>0.0155011</text:p>
          </table:table-cell>
          <table:table-cell office:value-type="float" office:value="0.0318396">
            <text:p>0.031839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656">
            <text:p>0.0168656</text:p>
          </table:table-cell>
          <table:table-cell office:value-type="float" office:value="0.00878101">
            <text:p>0.00878101</text:p>
          </table:table-cell>
          <table:table-cell office:value-type="float" office:value="0.0159424">
            <text:p>0.0159424</text:p>
          </table:table-cell>
          <table:table-cell office:value-type="float" office:value="0.0314222">
            <text:p>0.031422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127">
            <text:p>0.0169127</text:p>
          </table:table-cell>
          <table:table-cell office:value-type="float" office:value="0.00881727">
            <text:p>0.00881727</text:p>
          </table:table-cell>
          <table:table-cell office:value-type="float" office:value="0.0158701">
            <text:p>0.0158701</text:p>
          </table:table-cell>
          <table:table-cell office:value-type="float" office:value="0.0319867">
            <text:p>0.031986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99">
            <text:p>0.016799</text:p>
          </table:table-cell>
          <table:table-cell office:value-type="float" office:value="0.00881378">
            <text:p>0.00881378</text:p>
          </table:table-cell>
          <table:table-cell office:value-type="float" office:value="0.0155018">
            <text:p>0.0155018</text:p>
          </table:table-cell>
          <table:table-cell office:value-type="float" office:value="0.031297">
            <text:p>0.03129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582">
            <text:p>0.0168582</text:p>
          </table:table-cell>
          <table:table-cell office:value-type="float" office:value="0.00885699">
            <text:p>0.00885699</text:p>
          </table:table-cell>
          <table:table-cell office:value-type="float" office:value="0.0160705">
            <text:p>0.0160705</text:p>
          </table:table-cell>
          <table:table-cell office:value-type="float" office:value="0.0315557">
            <text:p>0.031555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787">
            <text:p>0.0168787</text:p>
          </table:table-cell>
          <table:table-cell office:value-type="float" office:value="0.00882728">
            <text:p>0.00882728</text:p>
          </table:table-cell>
          <table:table-cell office:value-type="float" office:value="0.0154816">
            <text:p>0.0154816</text:p>
          </table:table-cell>
          <table:table-cell office:value-type="float" office:value="0.0325098">
            <text:p>0.032509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103">
            <text:p>0.0168103</text:p>
          </table:table-cell>
          <table:table-cell office:value-type="float" office:value="0.00880683">
            <text:p>0.00880683</text:p>
          </table:table-cell>
          <table:table-cell office:value-type="float" office:value="0.0155412">
            <text:p>0.0155412</text:p>
          </table:table-cell>
          <table:table-cell office:value-type="float" office:value="0.0317401">
            <text:p>0.03174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385">
            <text:p>0.0168385</text:p>
          </table:table-cell>
          <table:table-cell office:value-type="float" office:value="0.00900343">
            <text:p>0.00900343</text:p>
          </table:table-cell>
          <table:table-cell office:value-type="float" office:value="0.0159558">
            <text:p>0.0159558</text:p>
          </table:table-cell>
          <table:table-cell office:value-type="float" office:value="0.0314806">
            <text:p>0.03148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815">
            <text:p>0.0167815</text:p>
          </table:table-cell>
          <table:table-cell office:value-type="float" office:value="0.00881496">
            <text:p>0.00881496</text:p>
          </table:table-cell>
          <table:table-cell office:value-type="float" office:value="0.0154694">
            <text:p>0.0154694</text:p>
          </table:table-cell>
          <table:table-cell office:value-type="float" office:value="0.0334281">
            <text:p>0.033428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945">
            <text:p>0.0168945</text:p>
          </table:table-cell>
          <table:table-cell office:value-type="float" office:value="0.00878692">
            <text:p>0.00878692</text:p>
          </table:table-cell>
          <table:table-cell office:value-type="float" office:value="0.0158288">
            <text:p>0.0158288</text:p>
          </table:table-cell>
          <table:table-cell office:value-type="float" office:value="0.0318249">
            <text:p>0.031824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981">
            <text:p>0.0167981</text:p>
          </table:table-cell>
          <table:table-cell office:value-type="float" office:value="0.00941559">
            <text:p>0.00941559</text:p>
          </table:table-cell>
          <table:table-cell office:value-type="float" office:value="0.0156251">
            <text:p>0.0156251</text:p>
          </table:table-cell>
          <table:table-cell office:value-type="float" office:value="0.0314515">
            <text:p>0.031451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836">
            <text:p>0.0167836</text:p>
          </table:table-cell>
          <table:table-cell office:value-type="float" office:value="0.00879087">
            <text:p>0.00879087</text:p>
          </table:table-cell>
          <table:table-cell office:value-type="float" office:value="0.0154482">
            <text:p>0.0154482</text:p>
          </table:table-cell>
          <table:table-cell office:value-type="float" office:value="0.0328957">
            <text:p>0.032895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248">
            <text:p>0.0169248</text:p>
          </table:table-cell>
          <table:table-cell office:value-type="float" office:value="0.00876494">
            <text:p>0.00876494</text:p>
          </table:table-cell>
          <table:table-cell office:value-type="float" office:value="0.0154797">
            <text:p>0.0154797</text:p>
          </table:table-cell>
          <table:table-cell office:value-type="float" office:value="0.0324423">
            <text:p>0.032442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317">
            <text:p>0.0168317</text:p>
          </table:table-cell>
          <table:table-cell office:value-type="float" office:value="0.00955123">
            <text:p>0.00955123</text:p>
          </table:table-cell>
          <table:table-cell office:value-type="float" office:value="0.0156901">
            <text:p>0.0156901</text:p>
          </table:table-cell>
          <table:table-cell office:value-type="float" office:value="0.0314445">
            <text:p>0.031444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461">
            <text:p>0.0168461</text:p>
          </table:table-cell>
          <table:table-cell office:value-type="float" office:value="0.00878488">
            <text:p>0.00878488</text:p>
          </table:table-cell>
          <table:table-cell office:value-type="float" office:value="0.0155847">
            <text:p>0.0155847</text:p>
          </table:table-cell>
          <table:table-cell office:value-type="float" office:value="0.0314021">
            <text:p>0.031402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424">
            <text:p>0.0168424</text:p>
          </table:table-cell>
          <table:table-cell office:value-type="float" office:value="0.00880419">
            <text:p>0.00880419</text:p>
          </table:table-cell>
          <table:table-cell office:value-type="float" office:value="0.0156116">
            <text:p>0.0156116</text:p>
          </table:table-cell>
          <table:table-cell office:value-type="float" office:value="0.032206">
            <text:p>0.0322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1967">
            <text:p>0.0171967</text:p>
          </table:table-cell>
          <table:table-cell office:value-type="float" office:value="0.00912807">
            <text:p>0.00912807</text:p>
          </table:table-cell>
          <table:table-cell office:value-type="float" office:value="0.0160623">
            <text:p>0.0160623</text:p>
          </table:table-cell>
          <table:table-cell office:value-type="float" office:value="0.0314411">
            <text:p>0.031441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8379">
            <text:p>0.0168379</text:p>
          </table:table-cell>
          <table:table-cell office:value-type="float" office:value="0.00877034">
            <text:p>0.00877034</text:p>
          </table:table-cell>
          <table:table-cell office:value-type="float" office:value="0.0162975">
            <text:p>0.0162975</text:p>
          </table:table-cell>
          <table:table-cell office:value-type="float" office:value="0.0318559">
            <text:p>0.031855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3011">
            <text:p>0.0173011</text:p>
          </table:table-cell>
          <table:table-cell office:value-type="float" office:value="0.00888681">
            <text:p>0.00888681</text:p>
          </table:table-cell>
          <table:table-cell office:value-type="float" office:value="0.0155213">
            <text:p>0.0155213</text:p>
          </table:table-cell>
          <table:table-cell office:value-type="float" office:value="0.0318663">
            <text:p>0.031866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6906">
            <text:p>0.0176906</text:p>
          </table:table-cell>
          <table:table-cell office:value-type="float" office:value="0.00889159">
            <text:p>0.00889159</text:p>
          </table:table-cell>
          <table:table-cell office:value-type="float" office:value="0.0154808">
            <text:p>0.0154808</text:p>
          </table:table-cell>
          <table:table-cell office:value-type="float" office:value="0.0313113">
            <text:p>0.031311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5413">
            <text:p>0.0175413</text:p>
          </table:table-cell>
          <table:table-cell office:value-type="float" office:value="0.00895881">
            <text:p>0.00895881</text:p>
          </table:table-cell>
          <table:table-cell office:value-type="float" office:value="0.0154658">
            <text:p>0.0154658</text:p>
          </table:table-cell>
          <table:table-cell office:value-type="float" office:value="0.0312931">
            <text:p>0.031293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61337">
            <text:p>0.0361337</text:p>
          </table:table-cell>
          <table:table-cell office:value-type="float" office:value="0.0195206">
            <text:p>0.0195206</text:p>
          </table:table-cell>
          <table:table-cell office:value-type="float" office:value="0.0327932">
            <text:p>0.0327932</text:p>
          </table:table-cell>
          <table:table-cell office:value-type="float" office:value="0.0767636">
            <text:p>0.076763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2249">
            <text:p>0.0352249</text:p>
          </table:table-cell>
          <table:table-cell office:value-type="float" office:value="0.0202108">
            <text:p>0.0202108</text:p>
          </table:table-cell>
          <table:table-cell office:value-type="float" office:value="0.0336601">
            <text:p>0.0336601</text:p>
          </table:table-cell>
          <table:table-cell office:value-type="float" office:value="0.0767761">
            <text:p>0.076776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035">
            <text:p>0.0350035</text:p>
          </table:table-cell>
          <table:table-cell office:value-type="float" office:value="0.0199995">
            <text:p>0.0199995</text:p>
          </table:table-cell>
          <table:table-cell office:value-type="float" office:value="0.0326755">
            <text:p>0.0326755</text:p>
          </table:table-cell>
          <table:table-cell office:value-type="float" office:value="0.0752665">
            <text:p>0.075266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999">
            <text:p>0.0349999</text:p>
          </table:table-cell>
          <table:table-cell office:value-type="float" office:value="0.0197022">
            <text:p>0.0197022</text:p>
          </table:table-cell>
          <table:table-cell office:value-type="float" office:value="0.033721">
            <text:p>0.033721</text:p>
          </table:table-cell>
          <table:table-cell office:value-type="float" office:value="0.0787493">
            <text:p>0.078749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68471">
            <text:p>0.0368471</text:p>
          </table:table-cell>
          <table:table-cell office:value-type="float" office:value="0.0201745">
            <text:p>0.0201745</text:p>
          </table:table-cell>
          <table:table-cell office:value-type="float" office:value="0.0337095">
            <text:p>0.0337095</text:p>
          </table:table-cell>
          <table:table-cell office:value-type="float" office:value="0.0755505">
            <text:p>0.075550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8024">
            <text:p>0.0358024</text:p>
          </table:table-cell>
          <table:table-cell office:value-type="float" office:value="0.019597">
            <text:p>0.019597</text:p>
          </table:table-cell>
          <table:table-cell office:value-type="float" office:value="0.0325864">
            <text:p>0.0325864</text:p>
          </table:table-cell>
          <table:table-cell office:value-type="float" office:value="0.0756266">
            <text:p>0.075626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5739">
            <text:p>0.0355739</text:p>
          </table:table-cell>
          <table:table-cell office:value-type="float" office:value="0.0200008">
            <text:p>0.0200008</text:p>
          </table:table-cell>
          <table:table-cell office:value-type="float" office:value="0.0327971">
            <text:p>0.0327971</text:p>
          </table:table-cell>
          <table:table-cell office:value-type="float" office:value="0.077044">
            <text:p>0.07704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6957">
            <text:p>0.036957</text:p>
          </table:table-cell>
          <table:table-cell office:value-type="float" office:value="0.01944">
            <text:p>0.01944</text:p>
          </table:table-cell>
          <table:table-cell office:value-type="float" office:value="0.0329218">
            <text:p>0.0329218</text:p>
          </table:table-cell>
          <table:table-cell office:value-type="float" office:value="0.0742106">
            <text:p>0.074210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504">
            <text:p>0.035504</text:p>
          </table:table-cell>
          <table:table-cell office:value-type="float" office:value="0.0203347">
            <text:p>0.0203347</text:p>
          </table:table-cell>
          <table:table-cell office:value-type="float" office:value="0.0327609">
            <text:p>0.0327609</text:p>
          </table:table-cell>
          <table:table-cell office:value-type="float" office:value="0.0798661">
            <text:p>0.079866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747">
            <text:p>0.0349747</text:p>
          </table:table-cell>
          <table:table-cell office:value-type="float" office:value="0.0200166">
            <text:p>0.0200166</text:p>
          </table:table-cell>
          <table:table-cell office:value-type="float" office:value="0.0331623">
            <text:p>0.0331623</text:p>
          </table:table-cell>
          <table:table-cell office:value-type="float" office:value="0.0785141">
            <text:p>0.078514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118">
            <text:p>0.0351118</text:p>
          </table:table-cell>
          <table:table-cell office:value-type="float" office:value="0.0196717">
            <text:p>0.0196717</text:p>
          </table:table-cell>
          <table:table-cell office:value-type="float" office:value="0.0330033">
            <text:p>0.0330033</text:p>
          </table:table-cell>
          <table:table-cell office:value-type="float" office:value="0.0768521">
            <text:p>0.07685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2083">
            <text:p>0.0352083</text:p>
          </table:table-cell>
          <table:table-cell office:value-type="float" office:value="0.0197347">
            <text:p>0.0197347</text:p>
          </table:table-cell>
          <table:table-cell office:value-type="float" office:value="0.0333903">
            <text:p>0.0333903</text:p>
          </table:table-cell>
          <table:table-cell office:value-type="float" office:value="0.0755383">
            <text:p>0.075538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463">
            <text:p>0.0350463</text:p>
          </table:table-cell>
          <table:table-cell office:value-type="float" office:value="0.0200094">
            <text:p>0.0200094</text:p>
          </table:table-cell>
          <table:table-cell office:value-type="float" office:value="0.0329149">
            <text:p>0.0329149</text:p>
          </table:table-cell>
          <table:table-cell office:value-type="float" office:value="0.0739754">
            <text:p>0.073975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9012">
            <text:p>0.0359012</text:p>
          </table:table-cell>
          <table:table-cell office:value-type="float" office:value="0.0194821">
            <text:p>0.0194821</text:p>
          </table:table-cell>
          <table:table-cell office:value-type="float" office:value="0.0326627">
            <text:p>0.0326627</text:p>
          </table:table-cell>
          <table:table-cell office:value-type="float" office:value="0.0772326">
            <text:p>0.077232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4664">
            <text:p>0.0354664</text:p>
          </table:table-cell>
          <table:table-cell office:value-type="float" office:value="0.0198372">
            <text:p>0.0198372</text:p>
          </table:table-cell>
          <table:table-cell office:value-type="float" office:value="0.0326156">
            <text:p>0.0326156</text:p>
          </table:table-cell>
          <table:table-cell office:value-type="float" office:value="0.0759846">
            <text:p>0.075984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2065">
            <text:p>0.0352065</text:p>
          </table:table-cell>
          <table:table-cell office:value-type="float" office:value="0.0197456">
            <text:p>0.0197456</text:p>
          </table:table-cell>
          <table:table-cell office:value-type="float" office:value="0.0329981">
            <text:p>0.0329981</text:p>
          </table:table-cell>
          <table:table-cell office:value-type="float" office:value="0.0756679">
            <text:p>0.075667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3123">
            <text:p>0.0353123</text:p>
          </table:table-cell>
          <table:table-cell office:value-type="float" office:value="0.0195782">
            <text:p>0.0195782</text:p>
          </table:table-cell>
          <table:table-cell office:value-type="float" office:value="0.0329652">
            <text:p>0.0329652</text:p>
          </table:table-cell>
          <table:table-cell office:value-type="float" office:value="0.0771637">
            <text:p>0.077163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619">
            <text:p>0.0349619</text:p>
          </table:table-cell>
          <table:table-cell office:value-type="float" office:value="0.0194824">
            <text:p>0.0194824</text:p>
          </table:table-cell>
          <table:table-cell office:value-type="float" office:value="0.0330168">
            <text:p>0.0330168</text:p>
          </table:table-cell>
          <table:table-cell office:value-type="float" office:value="0.0758304">
            <text:p>0.075830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94">
            <text:p>0.035094</text:p>
          </table:table-cell>
          <table:table-cell office:value-type="float" office:value="0.0200041">
            <text:p>0.0200041</text:p>
          </table:table-cell>
          <table:table-cell office:value-type="float" office:value="0.0342557">
            <text:p>0.0342557</text:p>
          </table:table-cell>
          <table:table-cell office:value-type="float" office:value="0.0767113">
            <text:p>0.076711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634">
            <text:p>0.0348634</text:p>
          </table:table-cell>
          <table:table-cell office:value-type="float" office:value="0.0194624">
            <text:p>0.0194624</text:p>
          </table:table-cell>
          <table:table-cell office:value-type="float" office:value="0.0326813">
            <text:p>0.0326813</text:p>
          </table:table-cell>
          <table:table-cell office:value-type="float" office:value="0.0775086">
            <text:p>0.07750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63953">
            <text:p>0.0363953</text:p>
          </table:table-cell>
          <table:table-cell office:value-type="float" office:value="0.019635">
            <text:p>0.019635</text:p>
          </table:table-cell>
          <table:table-cell office:value-type="float" office:value="0.0327422">
            <text:p>0.0327422</text:p>
          </table:table-cell>
          <table:table-cell office:value-type="float" office:value="0.0767981">
            <text:p>0.076798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337">
            <text:p>0.0351337</text:p>
          </table:table-cell>
          <table:table-cell office:value-type="float" office:value="0.0202304">
            <text:p>0.0202304</text:p>
          </table:table-cell>
          <table:table-cell office:value-type="float" office:value="0.0335004">
            <text:p>0.0335004</text:p>
          </table:table-cell>
          <table:table-cell office:value-type="float" office:value="0.0754657">
            <text:p>0.075465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7622">
            <text:p>0.0357622</text:p>
          </table:table-cell>
          <table:table-cell office:value-type="float" office:value="0.0199954">
            <text:p>0.0199954</text:p>
          </table:table-cell>
          <table:table-cell office:value-type="float" office:value="0.0327675">
            <text:p>0.0327675</text:p>
          </table:table-cell>
          <table:table-cell office:value-type="float" office:value="0.0771958">
            <text:p>0.077195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95">
            <text:p>0.034895</text:p>
          </table:table-cell>
          <table:table-cell office:value-type="float" office:value="0.0201451">
            <text:p>0.0201451</text:p>
          </table:table-cell>
          <table:table-cell office:value-type="float" office:value="0.0332853">
            <text:p>0.0332853</text:p>
          </table:table-cell>
          <table:table-cell office:value-type="float" office:value="0.0757996">
            <text:p>0.075799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212">
            <text:p>0.0350212</text:p>
          </table:table-cell>
          <table:table-cell office:value-type="float" office:value="0.0197436">
            <text:p>0.0197436</text:p>
          </table:table-cell>
          <table:table-cell office:value-type="float" office:value="0.0327463">
            <text:p>0.0327463</text:p>
          </table:table-cell>
          <table:table-cell office:value-type="float" office:value="0.0798417">
            <text:p>0.079841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6251">
            <text:p>0.0736251</text:p>
          </table:table-cell>
          <table:table-cell office:value-type="float" office:value="0.0437641">
            <text:p>0.0437641</text:p>
          </table:table-cell>
          <table:table-cell office:value-type="float" office:value="0.070979">
            <text:p>0.070979</text:p>
          </table:table-cell>
          <table:table-cell office:value-type="float" office:value="0.19346">
            <text:p>0.1934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5287">
            <text:p>0.0735287</text:p>
          </table:table-cell>
          <table:table-cell office:value-type="float" office:value="0.0444959">
            <text:p>0.0444959</text:p>
          </table:table-cell>
          <table:table-cell office:value-type="float" office:value="0.0698824">
            <text:p>0.0698824</text:p>
          </table:table-cell>
          <table:table-cell office:value-type="float" office:value="0.191276">
            <text:p>0.19127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8664">
            <text:p>0.0728664</text:p>
          </table:table-cell>
          <table:table-cell office:value-type="float" office:value="0.045213">
            <text:p>0.045213</text:p>
          </table:table-cell>
          <table:table-cell office:value-type="float" office:value="0.0714982">
            <text:p>0.0714982</text:p>
          </table:table-cell>
          <table:table-cell office:value-type="float" office:value="0.194162">
            <text:p>0.19416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0052">
            <text:p>0.0730052</text:p>
          </table:table-cell>
          <table:table-cell office:value-type="float" office:value="0.0448373">
            <text:p>0.0448373</text:p>
          </table:table-cell>
          <table:table-cell office:value-type="float" office:value="0.070358">
            <text:p>0.070358</text:p>
          </table:table-cell>
          <table:table-cell office:value-type="float" office:value="0.195702">
            <text:p>0.19570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52468">
            <text:p>0.0752468</text:p>
          </table:table-cell>
          <table:table-cell office:value-type="float" office:value="0.044938">
            <text:p>0.044938</text:p>
          </table:table-cell>
          <table:table-cell office:value-type="float" office:value="0.0701924">
            <text:p>0.0701924</text:p>
          </table:table-cell>
          <table:table-cell office:value-type="float" office:value="0.191064">
            <text:p>0.19106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9554">
            <text:p>0.0739554</text:p>
          </table:table-cell>
          <table:table-cell office:value-type="float" office:value="0.0441929">
            <text:p>0.0441929</text:p>
          </table:table-cell>
          <table:table-cell office:value-type="float" office:value="0.0707789">
            <text:p>0.0707789</text:p>
          </table:table-cell>
          <table:table-cell office:value-type="float" office:value="0.193854">
            <text:p>0.19385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7126">
            <text:p>0.0737126</text:p>
          </table:table-cell>
          <table:table-cell office:value-type="float" office:value="0.0441211">
            <text:p>0.0441211</text:p>
          </table:table-cell>
          <table:table-cell office:value-type="float" office:value="0.0706476">
            <text:p>0.0706476</text:p>
          </table:table-cell>
          <table:table-cell office:value-type="float" office:value="0.192891">
            <text:p>0.19289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0005">
            <text:p>0.0730005</text:p>
          </table:table-cell>
          <table:table-cell office:value-type="float" office:value="0.0444196">
            <text:p>0.0444196</text:p>
          </table:table-cell>
          <table:table-cell office:value-type="float" office:value="0.0709719">
            <text:p>0.0709719</text:p>
          </table:table-cell>
          <table:table-cell office:value-type="float" office:value="0.193245">
            <text:p>0.19324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9979">
            <text:p>0.0739979</text:p>
          </table:table-cell>
          <table:table-cell office:value-type="float" office:value="0.0452755">
            <text:p>0.0452755</text:p>
          </table:table-cell>
          <table:table-cell office:value-type="float" office:value="0.0700044">
            <text:p>0.0700044</text:p>
          </table:table-cell>
          <table:table-cell office:value-type="float" office:value="0.192028">
            <text:p>0.19202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4964">
            <text:p>0.0744964</text:p>
          </table:table-cell>
          <table:table-cell office:value-type="float" office:value="0.0439925">
            <text:p>0.0439925</text:p>
          </table:table-cell>
          <table:table-cell office:value-type="float" office:value="0.070592">
            <text:p>0.070592</text:p>
          </table:table-cell>
          <table:table-cell office:value-type="float" office:value="0.194371">
            <text:p>0.19437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901">
            <text:p>0.0732901</text:p>
          </table:table-cell>
          <table:table-cell office:value-type="float" office:value="0.0438576">
            <text:p>0.0438576</text:p>
          </table:table-cell>
          <table:table-cell office:value-type="float" office:value="0.0710875">
            <text:p>0.0710875</text:p>
          </table:table-cell>
          <table:table-cell office:value-type="float" office:value="0.193101">
            <text:p>0.1931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7451">
            <text:p>0.0727451</text:p>
          </table:table-cell>
          <table:table-cell office:value-type="float" office:value="0.0440896">
            <text:p>0.0440896</text:p>
          </table:table-cell>
          <table:table-cell office:value-type="float" office:value="0.0700443">
            <text:p>0.0700443</text:p>
          </table:table-cell>
          <table:table-cell office:value-type="float" office:value="0.195672">
            <text:p>0.19567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6052">
            <text:p>0.0736052</text:p>
          </table:table-cell>
          <table:table-cell office:value-type="float" office:value="0.0447387">
            <text:p>0.0447387</text:p>
          </table:table-cell>
          <table:table-cell office:value-type="float" office:value="0.0698454">
            <text:p>0.0698454</text:p>
          </table:table-cell>
          <table:table-cell office:value-type="float" office:value="0.192366">
            <text:p>0.19236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9605">
            <text:p>0.0739605</text:p>
          </table:table-cell>
          <table:table-cell office:value-type="float" office:value="0.0444692">
            <text:p>0.0444692</text:p>
          </table:table-cell>
          <table:table-cell office:value-type="float" office:value="0.0705129">
            <text:p>0.0705129</text:p>
          </table:table-cell>
          <table:table-cell office:value-type="float" office:value="0.191532">
            <text:p>0.19153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3591">
            <text:p>0.0743591</text:p>
          </table:table-cell>
          <table:table-cell office:value-type="float" office:value="0.0440851">
            <text:p>0.0440851</text:p>
          </table:table-cell>
          <table:table-cell office:value-type="float" office:value="0.0709296">
            <text:p>0.0709296</text:p>
          </table:table-cell>
          <table:table-cell office:value-type="float" office:value="0.194212">
            <text:p>0.1942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9465">
            <text:p>0.0729465</text:p>
          </table:table-cell>
          <table:table-cell office:value-type="float" office:value="0.0442524">
            <text:p>0.0442524</text:p>
          </table:table-cell>
          <table:table-cell office:value-type="float" office:value="0.0727774">
            <text:p>0.0727774</text:p>
          </table:table-cell>
          <table:table-cell office:value-type="float" office:value="0.191487">
            <text:p>0.19148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2727">
            <text:p>0.0742727</text:p>
          </table:table-cell>
          <table:table-cell office:value-type="float" office:value="0.0449451">
            <text:p>0.0449451</text:p>
          </table:table-cell>
          <table:table-cell office:value-type="float" office:value="0.0696551">
            <text:p>0.0696551</text:p>
          </table:table-cell>
          <table:table-cell office:value-type="float" office:value="0.191389">
            <text:p>0.19138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45">
            <text:p>0.07345</text:p>
          </table:table-cell>
          <table:table-cell office:value-type="float" office:value="0.0442901">
            <text:p>0.0442901</text:p>
          </table:table-cell>
          <table:table-cell office:value-type="float" office:value="0.0702078">
            <text:p>0.0702078</text:p>
          </table:table-cell>
          <table:table-cell office:value-type="float" office:value="0.1918">
            <text:p>0.191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3561">
            <text:p>0.0743561</text:p>
          </table:table-cell>
          <table:table-cell office:value-type="float" office:value="0.0440893">
            <text:p>0.0440893</text:p>
          </table:table-cell>
          <table:table-cell office:value-type="float" office:value="0.0704997">
            <text:p>0.0704997</text:p>
          </table:table-cell>
          <table:table-cell office:value-type="float" office:value="0.191088">
            <text:p>0.19108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3791">
            <text:p>0.0733791</text:p>
          </table:table-cell>
          <table:table-cell office:value-type="float" office:value="0.0455266">
            <text:p>0.0455266</text:p>
          </table:table-cell>
          <table:table-cell office:value-type="float" office:value="0.0702161">
            <text:p>0.0702161</text:p>
          </table:table-cell>
          <table:table-cell office:value-type="float" office:value="0.190699">
            <text:p>0.19069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8645">
            <text:p>0.0738645</text:p>
          </table:table-cell>
          <table:table-cell office:value-type="float" office:value="0.0438879">
            <text:p>0.0438879</text:p>
          </table:table-cell>
          <table:table-cell office:value-type="float" office:value="0.0707683">
            <text:p>0.0707683</text:p>
          </table:table-cell>
          <table:table-cell office:value-type="float" office:value="0.193542">
            <text:p>0.19354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3711">
            <text:p>0.0733711</text:p>
          </table:table-cell>
          <table:table-cell office:value-type="float" office:value="0.0436335">
            <text:p>0.0436335</text:p>
          </table:table-cell>
          <table:table-cell office:value-type="float" office:value="0.0706715">
            <text:p>0.0706715</text:p>
          </table:table-cell>
          <table:table-cell office:value-type="float" office:value="0.194711">
            <text:p>0.19471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224">
            <text:p>0.074224</text:p>
          </table:table-cell>
          <table:table-cell office:value-type="float" office:value="0.04395">
            <text:p>0.04395</text:p>
          </table:table-cell>
          <table:table-cell office:value-type="float" office:value="0.0719696">
            <text:p>0.0719696</text:p>
          </table:table-cell>
          <table:table-cell office:value-type="float" office:value="0.195896">
            <text:p>0.19589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3418">
            <text:p>0.0733418</text:p>
          </table:table-cell>
          <table:table-cell office:value-type="float" office:value="0.0443195">
            <text:p>0.0443195</text:p>
          </table:table-cell>
          <table:table-cell office:value-type="float" office:value="0.0707631">
            <text:p>0.0707631</text:p>
          </table:table-cell>
          <table:table-cell office:value-type="float" office:value="0.196592">
            <text:p>0.19659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232">
            <text:p>0.0731232</text:p>
          </table:table-cell>
          <table:table-cell office:value-type="float" office:value="0.0448017">
            <text:p>0.0448017</text:p>
          </table:table-cell>
          <table:table-cell office:value-type="float" office:value="0.0701307">
            <text:p>0.0701307</text:p>
          </table:table-cell>
          <table:table-cell office:value-type="float" office:value="0.191958">
            <text:p>0.19195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435">
            <text:p>0.152435</text:p>
          </table:table-cell>
          <table:table-cell office:value-type="float" office:value="0.0925539">
            <text:p>0.0925539</text:p>
          </table:table-cell>
          <table:table-cell office:value-type="float" office:value="0.147225">
            <text:p>0.147225</text:p>
          </table:table-cell>
          <table:table-cell office:value-type="float" office:value="0.472502">
            <text:p>0.47250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757">
            <text:p>0.152757</text:p>
          </table:table-cell>
          <table:table-cell office:value-type="float" office:value="0.0922444">
            <text:p>0.0922444</text:p>
          </table:table-cell>
          <table:table-cell office:value-type="float" office:value="0.14749">
            <text:p>0.14749</text:p>
          </table:table-cell>
          <table:table-cell office:value-type="float" office:value="0.471968">
            <text:p>0.47196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233">
            <text:p>0.153233</text:p>
          </table:table-cell>
          <table:table-cell office:value-type="float" office:value="0.0918059">
            <text:p>0.0918059</text:p>
          </table:table-cell>
          <table:table-cell office:value-type="float" office:value="0.147263">
            <text:p>0.147263</text:p>
          </table:table-cell>
          <table:table-cell office:value-type="float" office:value="0.472071">
            <text:p>0.47207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783">
            <text:p>0.151783</text:p>
          </table:table-cell>
          <table:table-cell office:value-type="float" office:value="0.0926226">
            <text:p>0.0926226</text:p>
          </table:table-cell>
          <table:table-cell office:value-type="float" office:value="0.148632">
            <text:p>0.148632</text:p>
          </table:table-cell>
          <table:table-cell office:value-type="float" office:value="0.479363">
            <text:p>0.47936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776">
            <text:p>0.152776</text:p>
          </table:table-cell>
          <table:table-cell office:value-type="float" office:value="0.0931163">
            <text:p>0.0931163</text:p>
          </table:table-cell>
          <table:table-cell office:value-type="float" office:value="0.147063">
            <text:p>0.147063</text:p>
          </table:table-cell>
          <table:table-cell office:value-type="float" office:value="0.464735">
            <text:p>0.46473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129">
            <text:p>0.152129</text:p>
          </table:table-cell>
          <table:table-cell office:value-type="float" office:value="0.0929518">
            <text:p>0.0929518</text:p>
          </table:table-cell>
          <table:table-cell office:value-type="float" office:value="0.1477">
            <text:p>0.1477</text:p>
          </table:table-cell>
          <table:table-cell office:value-type="float" office:value="0.477352">
            <text:p>0.47735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407">
            <text:p>0.152407</text:p>
          </table:table-cell>
          <table:table-cell office:value-type="float" office:value="0.0923894">
            <text:p>0.0923894</text:p>
          </table:table-cell>
          <table:table-cell office:value-type="float" office:value="0.147412">
            <text:p>0.147412</text:p>
          </table:table-cell>
          <table:table-cell office:value-type="float" office:value="0.473513">
            <text:p>0.47351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343">
            <text:p>0.153343</text:p>
          </table:table-cell>
          <table:table-cell office:value-type="float" office:value="0.0917346">
            <text:p>0.0917346</text:p>
          </table:table-cell>
          <table:table-cell office:value-type="float" office:value="0.147827">
            <text:p>0.147827</text:p>
          </table:table-cell>
          <table:table-cell office:value-type="float" office:value="0.472499">
            <text:p>0.47249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073">
            <text:p>0.152073</text:p>
          </table:table-cell>
          <table:table-cell office:value-type="float" office:value="0.0926569">
            <text:p>0.0926569</text:p>
          </table:table-cell>
          <table:table-cell office:value-type="float" office:value="0.148025">
            <text:p>0.148025</text:p>
          </table:table-cell>
          <table:table-cell office:value-type="float" office:value="0.483193">
            <text:p>0.48319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389">
            <text:p>0.152389</text:p>
          </table:table-cell>
          <table:table-cell office:value-type="float" office:value="0.0929746">
            <text:p>0.0929746</text:p>
          </table:table-cell>
          <table:table-cell office:value-type="float" office:value="0.148142">
            <text:p>0.148142</text:p>
          </table:table-cell>
          <table:table-cell office:value-type="float" office:value="0.477086">
            <text:p>0.47708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869">
            <text:p>0.151869</text:p>
          </table:table-cell>
          <table:table-cell office:value-type="float" office:value="0.093239">
            <text:p>0.093239</text:p>
          </table:table-cell>
          <table:table-cell office:value-type="float" office:value="0.148403">
            <text:p>0.148403</text:p>
          </table:table-cell>
          <table:table-cell office:value-type="float" office:value="0.467327">
            <text:p>0.46732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772">
            <text:p>0.153772</text:p>
          </table:table-cell>
          <table:table-cell office:value-type="float" office:value="0.0933539">
            <text:p>0.0933539</text:p>
          </table:table-cell>
          <table:table-cell office:value-type="float" office:value="0.147664">
            <text:p>0.147664</text:p>
          </table:table-cell>
          <table:table-cell office:value-type="float" office:value="0.467956">
            <text:p>0.4679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651">
            <text:p>0.152651</text:p>
          </table:table-cell>
          <table:table-cell office:value-type="float" office:value="0.0945438">
            <text:p>0.0945438</text:p>
          </table:table-cell>
          <table:table-cell office:value-type="float" office:value="0.146973">
            <text:p>0.146973</text:p>
          </table:table-cell>
          <table:table-cell office:value-type="float" office:value="0.46729">
            <text:p>0.4672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617">
            <text:p>0.152617</text:p>
          </table:table-cell>
          <table:table-cell office:value-type="float" office:value="0.0919017">
            <text:p>0.0919017</text:p>
          </table:table-cell>
          <table:table-cell office:value-type="float" office:value="0.146986">
            <text:p>0.146986</text:p>
          </table:table-cell>
          <table:table-cell office:value-type="float" office:value="0.46678">
            <text:p>0.4667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642">
            <text:p>0.152642</text:p>
          </table:table-cell>
          <table:table-cell office:value-type="float" office:value="0.0933607">
            <text:p>0.0933607</text:p>
          </table:table-cell>
          <table:table-cell office:value-type="float" office:value="0.147054">
            <text:p>0.147054</text:p>
          </table:table-cell>
          <table:table-cell office:value-type="float" office:value="0.467525">
            <text:p>0.46752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038">
            <text:p>0.152038</text:p>
          </table:table-cell>
          <table:table-cell office:value-type="float" office:value="0.0923994">
            <text:p>0.0923994</text:p>
          </table:table-cell>
          <table:table-cell office:value-type="float" office:value="0.147367">
            <text:p>0.147367</text:p>
          </table:table-cell>
          <table:table-cell office:value-type="float" office:value="0.473474">
            <text:p>0.47347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441">
            <text:p>0.152441</text:p>
          </table:table-cell>
          <table:table-cell office:value-type="float" office:value="0.0938476">
            <text:p>0.0938476</text:p>
          </table:table-cell>
          <table:table-cell office:value-type="float" office:value="0.147649">
            <text:p>0.147649</text:p>
          </table:table-cell>
          <table:table-cell office:value-type="float" office:value="0.468039">
            <text:p>0.46803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024">
            <text:p>0.152024</text:p>
          </table:table-cell>
          <table:table-cell office:value-type="float" office:value="0.0922368">
            <text:p>0.0922368</text:p>
          </table:table-cell>
          <table:table-cell office:value-type="float" office:value="0.147979">
            <text:p>0.147979</text:p>
          </table:table-cell>
          <table:table-cell office:value-type="float" office:value="0.473701">
            <text:p>0.47370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536">
            <text:p>0.152536</text:p>
          </table:table-cell>
          <table:table-cell office:value-type="float" office:value="0.0922612">
            <text:p>0.0922612</text:p>
          </table:table-cell>
          <table:table-cell office:value-type="float" office:value="0.146675">
            <text:p>0.146675</text:p>
          </table:table-cell>
          <table:table-cell office:value-type="float" office:value="0.474602">
            <text:p>0.47460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421">
            <text:p>0.152421</text:p>
          </table:table-cell>
          <table:table-cell office:value-type="float" office:value="0.0935172">
            <text:p>0.0935172</text:p>
          </table:table-cell>
          <table:table-cell office:value-type="float" office:value="0.147444">
            <text:p>0.147444</text:p>
          </table:table-cell>
          <table:table-cell office:value-type="float" office:value="0.469118">
            <text:p>0.46911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308">
            <text:p>0.152308</text:p>
          </table:table-cell>
          <table:table-cell office:value-type="float" office:value="0.0914583">
            <text:p>0.0914583</text:p>
          </table:table-cell>
          <table:table-cell office:value-type="float" office:value="0.147154">
            <text:p>0.147154</text:p>
          </table:table-cell>
          <table:table-cell office:value-type="float" office:value="0.466512">
            <text:p>0.466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281">
            <text:p>0.153281</text:p>
          </table:table-cell>
          <table:table-cell office:value-type="float" office:value="0.0926445">
            <text:p>0.0926445</text:p>
          </table:table-cell>
          <table:table-cell office:value-type="float" office:value="0.147525">
            <text:p>0.147525</text:p>
          </table:table-cell>
          <table:table-cell office:value-type="float" office:value="0.478718">
            <text:p>0.47871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1425">
            <text:p>0.151425</text:p>
          </table:table-cell>
          <table:table-cell office:value-type="float" office:value="0.0915394">
            <text:p>0.0915394</text:p>
          </table:table-cell>
          <table:table-cell office:value-type="float" office:value="0.148133">
            <text:p>0.148133</text:p>
          </table:table-cell>
          <table:table-cell office:value-type="float" office:value="0.466331">
            <text:p>0.46633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746">
            <text:p>0.152746</text:p>
          </table:table-cell>
          <table:table-cell office:value-type="float" office:value="0.0922877">
            <text:p>0.0922877</text:p>
          </table:table-cell>
          <table:table-cell office:value-type="float" office:value="0.147727">
            <text:p>0.147727</text:p>
          </table:table-cell>
          <table:table-cell office:value-type="float" office:value="0.475118">
            <text:p>0.47511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987">
            <text:p>0.152987</text:p>
          </table:table-cell>
          <table:table-cell office:value-type="float" office:value="0.0924376">
            <text:p>0.0924376</text:p>
          </table:table-cell>
          <table:table-cell office:value-type="float" office:value="0.147009">
            <text:p>0.147009</text:p>
          </table:table-cell>
          <table:table-cell office:value-type="float" office:value="0.466029">
            <text:p>0.46602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917">
            <text:p>0.314917</text:p>
          </table:table-cell>
          <table:table-cell office:value-type="float" office:value="0.192005">
            <text:p>0.192005</text:p>
          </table:table-cell>
          <table:table-cell office:value-type="float" office:value="0.30764">
            <text:p>0.30764</text:p>
          </table:table-cell>
          <table:table-cell office:value-type="float" office:value="1.07884">
            <text:p>1.0788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132">
            <text:p>0.315132</text:p>
          </table:table-cell>
          <table:table-cell office:value-type="float" office:value="0.193651">
            <text:p>0.193651</text:p>
          </table:table-cell>
          <table:table-cell office:value-type="float" office:value="0.308984">
            <text:p>0.308984</text:p>
          </table:table-cell>
          <table:table-cell office:value-type="float" office:value="1.08132">
            <text:p>1.0813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866">
            <text:p>0.315866</text:p>
          </table:table-cell>
          <table:table-cell office:value-type="float" office:value="0.194556">
            <text:p>0.194556</text:p>
          </table:table-cell>
          <table:table-cell office:value-type="float" office:value="0.311064">
            <text:p>0.311064</text:p>
          </table:table-cell>
          <table:table-cell office:value-type="float" office:value="1.07803">
            <text:p>1.0780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518">
            <text:p>0.314518</text:p>
          </table:table-cell>
          <table:table-cell office:value-type="float" office:value="0.193763">
            <text:p>0.193763</text:p>
          </table:table-cell>
          <table:table-cell office:value-type="float" office:value="0.309022">
            <text:p>0.309022</text:p>
          </table:table-cell>
          <table:table-cell office:value-type="float" office:value="1.07426">
            <text:p>1.0742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329">
            <text:p>0.314329</text:p>
          </table:table-cell>
          <table:table-cell office:value-type="float" office:value="0.192815">
            <text:p>0.192815</text:p>
          </table:table-cell>
          <table:table-cell office:value-type="float" office:value="0.308522">
            <text:p>0.308522</text:p>
          </table:table-cell>
          <table:table-cell office:value-type="float" office:value="1.07558">
            <text:p>1.0755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614">
            <text:p>0.314614</text:p>
          </table:table-cell>
          <table:table-cell office:value-type="float" office:value="0.19369">
            <text:p>0.19369</text:p>
          </table:table-cell>
          <table:table-cell office:value-type="float" office:value="0.308987">
            <text:p>0.308987</text:p>
          </table:table-cell>
          <table:table-cell office:value-type="float" office:value="1.07394">
            <text:p>1.0739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839">
            <text:p>0.314839</text:p>
          </table:table-cell>
          <table:table-cell office:value-type="float" office:value="0.196247">
            <text:p>0.196247</text:p>
          </table:table-cell>
          <table:table-cell office:value-type="float" office:value="0.307578">
            <text:p>0.307578</text:p>
          </table:table-cell>
          <table:table-cell office:value-type="float" office:value="1.07183">
            <text:p>1.0718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443">
            <text:p>0.314443</text:p>
          </table:table-cell>
          <table:table-cell office:value-type="float" office:value="0.193857">
            <text:p>0.193857</text:p>
          </table:table-cell>
          <table:table-cell office:value-type="float" office:value="0.307997">
            <text:p>0.307997</text:p>
          </table:table-cell>
          <table:table-cell office:value-type="float" office:value="1.07004">
            <text:p>1.0700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703">
            <text:p>0.313703</text:p>
          </table:table-cell>
          <table:table-cell office:value-type="float" office:value="0.190717">
            <text:p>0.190717</text:p>
          </table:table-cell>
          <table:table-cell office:value-type="float" office:value="0.310719">
            <text:p>0.310719</text:p>
          </table:table-cell>
          <table:table-cell office:value-type="float" office:value="1.11163">
            <text:p>1.1116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964">
            <text:p>0.312964</text:p>
          </table:table-cell>
          <table:table-cell office:value-type="float" office:value="0.192158">
            <text:p>0.192158</text:p>
          </table:table-cell>
          <table:table-cell office:value-type="float" office:value="0.307987">
            <text:p>0.307987</text:p>
          </table:table-cell>
          <table:table-cell office:value-type="float" office:value="1.11015">
            <text:p>1.1101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838">
            <text:p>0.312838</text:p>
          </table:table-cell>
          <table:table-cell office:value-type="float" office:value="0.191082">
            <text:p>0.191082</text:p>
          </table:table-cell>
          <table:table-cell office:value-type="float" office:value="0.308996">
            <text:p>0.308996</text:p>
          </table:table-cell>
          <table:table-cell office:value-type="float" office:value="1.11203">
            <text:p>1.1120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088">
            <text:p>0.314088</text:p>
          </table:table-cell>
          <table:table-cell office:value-type="float" office:value="0.190563">
            <text:p>0.190563</text:p>
          </table:table-cell>
          <table:table-cell office:value-type="float" office:value="0.308412">
            <text:p>0.308412</text:p>
          </table:table-cell>
          <table:table-cell office:value-type="float" office:value="1.11079">
            <text:p>1.1107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93">
            <text:p>0.31393</text:p>
          </table:table-cell>
          <table:table-cell office:value-type="float" office:value="0.190633">
            <text:p>0.190633</text:p>
          </table:table-cell>
          <table:table-cell office:value-type="float" office:value="0.30794">
            <text:p>0.30794</text:p>
          </table:table-cell>
          <table:table-cell office:value-type="float" office:value="1.07806">
            <text:p>1.0780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278">
            <text:p>0.314278</text:p>
          </table:table-cell>
          <table:table-cell office:value-type="float" office:value="0.192263">
            <text:p>0.192263</text:p>
          </table:table-cell>
          <table:table-cell office:value-type="float" office:value="0.307859">
            <text:p>0.307859</text:p>
          </table:table-cell>
          <table:table-cell office:value-type="float" office:value="1.08596">
            <text:p>1.0859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222">
            <text:p>0.314222</text:p>
          </table:table-cell>
          <table:table-cell office:value-type="float" office:value="0.192501">
            <text:p>0.192501</text:p>
          </table:table-cell>
          <table:table-cell office:value-type="float" office:value="0.307505">
            <text:p>0.307505</text:p>
          </table:table-cell>
          <table:table-cell office:value-type="float" office:value="1.09213">
            <text:p>1.0921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093">
            <text:p>0.313093</text:p>
          </table:table-cell>
          <table:table-cell office:value-type="float" office:value="0.19342">
            <text:p>0.19342</text:p>
          </table:table-cell>
          <table:table-cell office:value-type="float" office:value="0.306625">
            <text:p>0.306625</text:p>
          </table:table-cell>
          <table:table-cell office:value-type="float" office:value="1.11721">
            <text:p>1.1172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606">
            <text:p>0.314606</text:p>
          </table:table-cell>
          <table:table-cell office:value-type="float" office:value="0.192738">
            <text:p>0.192738</text:p>
          </table:table-cell>
          <table:table-cell office:value-type="float" office:value="0.307885">
            <text:p>0.307885</text:p>
          </table:table-cell>
          <table:table-cell office:value-type="float" office:value="1.11211">
            <text:p>1.1121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174">
            <text:p>0.313174</text:p>
          </table:table-cell>
          <table:table-cell office:value-type="float" office:value="0.191921">
            <text:p>0.191921</text:p>
          </table:table-cell>
          <table:table-cell office:value-type="float" office:value="0.307816">
            <text:p>0.307816</text:p>
          </table:table-cell>
          <table:table-cell office:value-type="float" office:value="1.11019">
            <text:p>1.1101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802">
            <text:p>0.313802</text:p>
          </table:table-cell>
          <table:table-cell office:value-type="float" office:value="0.192529">
            <text:p>0.192529</text:p>
          </table:table-cell>
          <table:table-cell office:value-type="float" office:value="0.306468">
            <text:p>0.306468</text:p>
          </table:table-cell>
          <table:table-cell office:value-type="float" office:value="1.07831">
            <text:p>1.0783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402">
            <text:p>0.314402</text:p>
          </table:table-cell>
          <table:table-cell office:value-type="float" office:value="0.190917">
            <text:p>0.190917</text:p>
          </table:table-cell>
          <table:table-cell office:value-type="float" office:value="0.308425">
            <text:p>0.308425</text:p>
          </table:table-cell>
          <table:table-cell office:value-type="float" office:value="1.09303">
            <text:p>1.0930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874">
            <text:p>0.312874</text:p>
          </table:table-cell>
          <table:table-cell office:value-type="float" office:value="0.19225">
            <text:p>0.19225</text:p>
          </table:table-cell>
          <table:table-cell office:value-type="float" office:value="0.308734">
            <text:p>0.308734</text:p>
          </table:table-cell>
          <table:table-cell office:value-type="float" office:value="1.1153">
            <text:p>1.115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882">
            <text:p>0.314882</text:p>
          </table:table-cell>
          <table:table-cell office:value-type="float" office:value="0.194198">
            <text:p>0.194198</text:p>
          </table:table-cell>
          <table:table-cell office:value-type="float" office:value="0.307813">
            <text:p>0.307813</text:p>
          </table:table-cell>
          <table:table-cell office:value-type="float" office:value="1.07059">
            <text:p>1.0705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989">
            <text:p>0.315989</text:p>
          </table:table-cell>
          <table:table-cell office:value-type="float" office:value="0.192418">
            <text:p>0.192418</text:p>
          </table:table-cell>
          <table:table-cell office:value-type="float" office:value="0.309231">
            <text:p>0.309231</text:p>
          </table:table-cell>
          <table:table-cell office:value-type="float" office:value="1.07197">
            <text:p>1.0719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3781">
            <text:p>0.313781</text:p>
          </table:table-cell>
          <table:table-cell office:value-type="float" office:value="0.194015">
            <text:p>0.194015</text:p>
          </table:table-cell>
          <table:table-cell office:value-type="float" office:value="0.308936">
            <text:p>0.308936</text:p>
          </table:table-cell>
          <table:table-cell office:value-type="float" office:value="1.07087">
            <text:p>1.0708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4293">
            <text:p>0.314293</text:p>
          </table:table-cell>
          <table:table-cell office:value-type="float" office:value="0.193593">
            <text:p>0.193593</text:p>
          </table:table-cell>
          <table:table-cell office:value-type="float" office:value="0.308295">
            <text:p>0.308295</text:p>
          </table:table-cell>
          <table:table-cell office:value-type="float" office:value="1.07675">
            <text:p>1.07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6:17:19</dc:date>
    <dc:creator>lightmind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1880" meta:object-count="0"/>
  </office:meta>
</office:document-meta>
</file>